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Source Han Sans CN1" svg:font-family="'Source Han Sans C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elle2" style:family="table">
      <style:table-properties style:width="17.013cm" fo:margin-left="0cm" table:align="left" fo:background-color="transparent">
        <style:background-image/>
      </style:table-properties>
    </style:style>
    <style:style style:name="Tabelle2.A" style:family="table-column">
      <style:table-column-properties style:column-width="4.498cm"/>
    </style:style>
    <style:style style:name="Tabelle2.B" style:family="table-column">
      <style:table-column-properties style:column-width="5.292cm"/>
    </style:style>
    <style:style style:name="Tabelle2.C" style:family="table-column">
      <style:table-column-properties style:column-width="7.223cm"/>
    </style:style>
    <style:style style:name="Tabelle2.1" style:family="table-row">
      <style:table-row-properties fo:background-color="transparent">
        <style:background-image/>
      </style:table-row-properties>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fo:background-color="transparent">
        <style:background-image/>
      </style:table-properties>
    </style:style>
    <style:style style:name="Tabelle3.A" style:family="table-column">
      <style:table-column-properties style:column-width="4.498cm"/>
    </style:style>
    <style:style style:name="Tabelle3.B" style:family="table-column">
      <style:table-column-properties style:column-width="5.292cm"/>
    </style:style>
    <style:style style:name="Tabelle3.C" style:family="table-column">
      <style:table-column-properties style:column-width="7.223cm"/>
    </style:style>
    <style:style style:name="Tabelle3.1" style:family="table-row">
      <style:table-row-properties fo:background-color="transparent">
        <style:background-image/>
      </style:table-row-properties>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eeeeee"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fo:background-color="transparent">
        <style:background-image/>
      </style:table-properties>
    </style:style>
    <style:style style:name="Tabelle4.A" style:family="table-column">
      <style:table-column-properties style:column-width="4.498cm"/>
    </style:style>
    <style:style style:name="Tabelle4.B" style:family="table-column">
      <style:table-column-properties style:column-width="5.292cm"/>
    </style:style>
    <style:style style:name="Tabelle4.C" style:family="table-column">
      <style:table-column-properties style:column-width="7.223cm"/>
    </style:style>
    <style:style style:name="Tabelle4.1" style:family="table-row">
      <style:table-row-properties fo:background-color="transparent">
        <style:background-image/>
      </style:table-row-properties>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5" style:family="table">
      <style:table-properties style:width="17.013cm" fo:margin-left="0cm" table:align="left" fo:background-color="transparent">
        <style:background-image/>
      </style:table-properties>
    </style:style>
    <style:style style:name="Tabelle5.A" style:family="table-column">
      <style:table-column-properties style:column-width="4.498cm"/>
    </style:style>
    <style:style style:name="Tabelle5.B" style:family="table-column">
      <style:table-column-properties style:column-width="5.292cm"/>
    </style:style>
    <style:style style:name="Tabelle5.C" style:family="table-column">
      <style:table-column-properties style:column-width="7.223cm"/>
    </style:style>
    <style:style style:name="Tabelle5.1" style:family="table-row">
      <style:table-row-properties fo:background-color="transparent">
        <style:background-image/>
      </style:table-row-properties>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eeeeee"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fo:background-color="transparent">
        <style:background-image/>
      </style:table-properties>
    </style:style>
    <style:style style:name="Tabelle6.A" style:family="table-column">
      <style:table-column-properties style:column-width="4.498cm"/>
    </style:style>
    <style:style style:name="Tabelle6.B" style:family="table-column">
      <style:table-column-properties style:column-width="5.292cm"/>
    </style:style>
    <style:style style:name="Tabelle6.C" style:family="table-column">
      <style:table-column-properties style:column-width="7.223cm"/>
    </style:style>
    <style:style style:name="Tabelle6.1" style:family="table-row">
      <style:table-row-properties fo:background-color="transparent">
        <style:background-image/>
      </style:table-row-properties>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fo:background-color="transparent">
        <style:background-image/>
      </style:table-properties>
    </style:style>
    <style:style style:name="Tabelle7.A" style:family="table-column">
      <style:table-column-properties style:column-width="4.498cm"/>
    </style:style>
    <style:style style:name="Tabelle7.B" style:family="table-column">
      <style:table-column-properties style:column-width="5.292cm"/>
    </style:style>
    <style:style style:name="Tabelle7.C" style:family="table-column">
      <style:table-column-properties style:column-width="7.223cm"/>
    </style:style>
    <style:style style:name="Tabelle7.1" style:family="table-row">
      <style:table-row-properties fo:background-color="transparent">
        <style:background-image/>
      </style:table-row-properties>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eeeeee"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8" style:family="table">
      <style:table-properties style:width="17.013cm" fo:margin-left="0cm" table:align="left" fo:background-color="transparent">
        <style:background-image/>
      </style:table-properties>
    </style:style>
    <style:style style:name="Tabelle8.A" style:family="table-column">
      <style:table-column-properties style:column-width="4.498cm"/>
    </style:style>
    <style:style style:name="Tabelle8.B" style:family="table-column">
      <style:table-column-properties style:column-width="5.292cm"/>
    </style:style>
    <style:style style:name="Tabelle8.C" style:family="table-column">
      <style:table-column-properties style:column-width="7.223cm"/>
    </style:style>
    <style:style style:name="Tabelle8.1" style:family="table-row">
      <style:table-row-properties fo:background-color="transparent">
        <style:background-image/>
      </style:table-row-properties>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none" fo:border-top="none" fo:border-bottom="0.05pt solid #000000"/>
    </style:style>
    <style:style style:name="Tabelle8.C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none" fo:border-top="none" fo:border-bottom="0.05pt solid #000000"/>
    </style:style>
    <style:style style:name="Tabelle8.C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none" fo:border-top="none" fo:border-bottom="0.05pt solid #000000"/>
    </style:style>
    <style:style style:name="Tabelle8.C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none" fo:border-top="none" fo:border-bottom="0.05pt solid #000000"/>
    </style:style>
    <style:style style:name="Tabelle8.C7"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fo:background-color="transparent">
        <style:background-image/>
      </style:table-properties>
    </style:style>
    <style:style style:name="Tabelle9.A" style:family="table-column">
      <style:table-column-properties style:column-width="4.498cm"/>
    </style:style>
    <style:style style:name="Tabelle9.B" style:family="table-column">
      <style:table-column-properties style:column-width="5.292cm"/>
    </style:style>
    <style:style style:name="Tabelle9.C" style:family="table-column">
      <style:table-column-properties style:column-width="7.223cm"/>
    </style:style>
    <style:style style:name="Tabelle9.1" style:family="table-row">
      <style:table-row-properties fo:background-color="transparent">
        <style:background-image/>
      </style:table-row-properties>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C1" style:family="table-cell">
      <style:table-cell-properties fo:background-color="#eeeeee"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fo:background-color="transparent">
        <style:background-image/>
      </style:table-properties>
    </style:style>
    <style:style style:name="Tabelle10.A" style:family="table-column">
      <style:table-column-properties style:column-width="4.498cm"/>
    </style:style>
    <style:style style:name="Tabelle10.B" style:family="table-column">
      <style:table-column-properties style:column-width="5.292cm"/>
    </style:style>
    <style:style style:name="Tabelle10.C" style:family="table-column">
      <style:table-column-properties style:column-width="7.223cm"/>
    </style:style>
    <style:style style:name="Tabelle10.1" style:family="table-row">
      <style:table-row-properties fo:background-color="transparent">
        <style:background-image/>
      </style:table-row-properties>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none" fo:border-top="none" fo:border-bottom="0.05pt solid #000000"/>
    </style:style>
    <style:style style:name="Tabelle10.C4" style:family="table-cell">
      <style:table-cell-properties fo:padding="0.097cm" fo:border-left="0.05pt solid #000000" fo:border-right="0.05pt solid #000000" fo:border-top="none" fo:border-bottom="0.05pt solid #000000"/>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none" fo:border-top="none" fo:border-bottom="0.05pt solid #000000"/>
    </style:style>
    <style:style style:name="Tabelle10.C5" style:family="table-cell">
      <style:table-cell-properties fo:padding="0.097cm" fo:border-left="0.05pt solid #000000" fo:border-right="0.05pt solid #000000" fo:border-top="none" fo:border-bottom="0.05pt solid #000000"/>
    </style:style>
    <style:style style:name="Tabelle10.A6" style:family="table-cell">
      <style:table-cell-properties fo:padding="0.097cm" fo:border-left="0.05pt solid #000000" fo:border-right="none" fo:border-top="none" fo:border-bottom="0.05pt solid #000000"/>
    </style:style>
    <style:style style:name="Tabelle10.B6" style:family="table-cell">
      <style:table-cell-properties fo:padding="0.097cm" fo:border-left="0.05pt solid #000000" fo:border-right="none" fo:border-top="none" fo:border-bottom="0.05pt solid #000000"/>
    </style:style>
    <style:style style:name="Tabelle10.C6" style:family="table-cell">
      <style:table-cell-properties fo:padding="0.097cm" fo:border-left="0.05pt solid #000000" fo:border-right="0.05pt solid #000000" fo:border-top="none" fo:border-bottom="0.05pt solid #000000"/>
    </style:style>
    <style:style style:name="Tabelle10.A7" style:family="table-cell">
      <style:table-cell-properties fo:padding="0.097cm" fo:border-left="0.05pt solid #000000" fo:border-right="none" fo:border-top="none" fo:border-bottom="0.05pt solid #000000"/>
    </style:style>
    <style:style style:name="Tabelle10.B7" style:family="table-cell">
      <style:table-cell-properties fo:padding="0.097cm" fo:border-left="0.05pt solid #000000" fo:border-right="none" fo:border-top="none" fo:border-bottom="0.05pt solid #000000"/>
    </style:style>
    <style:style style:name="Tabelle10.C7" style:family="table-cell">
      <style:table-cell-properties fo:padding="0.097cm" fo:border-left="0.05pt solid #000000" fo:border-right="0.05pt solid #000000" fo:border-top="none" fo:border-bottom="0.05pt solid #000000"/>
    </style:style>
    <style:style style:name="Tabelle10.A8" style:family="table-cell">
      <style:table-cell-properties fo:padding="0.097cm" fo:border-left="0.05pt solid #000000" fo:border-right="none" fo:border-top="none" fo:border-bottom="0.05pt solid #000000"/>
    </style:style>
    <style:style style:name="Tabelle10.B8" style:family="table-cell">
      <style:table-cell-properties fo:padding="0.097cm" fo:border-left="0.05pt solid #000000" fo:border-right="none" fo:border-top="none" fo:border-bottom="0.05pt solid #000000"/>
    </style:style>
    <style:style style:name="Tabelle10.C8" style:family="table-cell">
      <style:table-cell-properties fo:padding="0.097cm" fo:border-left="0.05pt solid #000000" fo:border-right="0.05pt solid #000000" fo:border-top="none" fo:border-bottom="0.05pt solid #000000"/>
    </style:style>
    <style:style style:name="Tabelle10.A9" style:family="table-cell">
      <style:table-cell-properties fo:padding="0.097cm" fo:border-left="0.05pt solid #000000" fo:border-right="none" fo:border-top="none" fo:border-bottom="0.05pt solid #000000"/>
    </style:style>
    <style:style style:name="Tabelle10.B9" style:family="table-cell">
      <style:table-cell-properties fo:padding="0.097cm" fo:border-left="0.05pt solid #000000" fo:border-right="none" fo:border-top="none" fo:border-bottom="0.05pt solid #000000"/>
    </style:style>
    <style:style style:name="Tabelle10.C9"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fo:background-color="transparent">
        <style:background-image/>
      </style:table-properties>
    </style:style>
    <style:style style:name="Tabelle11.A" style:family="table-column">
      <style:table-column-properties style:column-width="4.498cm"/>
    </style:style>
    <style:style style:name="Tabelle11.B" style:family="table-column">
      <style:table-column-properties style:column-width="5.292cm"/>
    </style:style>
    <style:style style:name="Tabelle11.C" style:family="table-column">
      <style:table-column-properties style:column-width="7.223cm"/>
    </style:style>
    <style:style style:name="Tabelle11.1" style:family="table-row">
      <style:table-row-properties fo:background-color="transparent">
        <style:background-image/>
      </style:table-row-properties>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C1" style:family="table-cell">
      <style:table-cell-properties fo:background-color="#eeeeee"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none" fo:border-top="none" fo:border-bottom="0.05pt solid #000000"/>
    </style:style>
    <style:style style:name="Tabelle11.C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none" fo:border-top="none" fo:border-bottom="0.05pt solid #000000"/>
    </style:style>
    <style:style style:name="Tabelle11.C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none" fo:border-top="none" fo:border-bottom="0.05pt solid #000000"/>
    </style:style>
    <style:style style:name="Tabelle11.C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none" fo:border-top="none" fo:border-bottom="0.05pt solid #000000"/>
    </style:style>
    <style:style style:name="Tabelle11.C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none" fo:border-top="none" fo:border-bottom="0.05pt solid #000000"/>
    </style:style>
    <style:style style:name="Tabelle11.C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none" fo:border-top="none" fo:border-bottom="0.05pt solid #000000"/>
    </style:style>
    <style:style style:name="Tabelle11.C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none" fo:border-top="none" fo:border-bottom="0.05pt solid #000000"/>
    </style:style>
    <style:style style:name="Tabelle11.C10"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fo:background-color="transparent">
        <style:background-image/>
      </style:table-properties>
    </style:style>
    <style:style style:name="Tabelle12.A" style:family="table-column">
      <style:table-column-properties style:column-width="4.498cm"/>
    </style:style>
    <style:style style:name="Tabelle12.B" style:family="table-column">
      <style:table-column-properties style:column-width="5.292cm"/>
    </style:style>
    <style:style style:name="Tabelle12.C" style:family="table-column">
      <style:table-column-properties style:column-width="7.223cm"/>
    </style:style>
    <style:style style:name="Tabelle12.1" style:family="table-row">
      <style:table-row-properties fo:background-color="transparent">
        <style:background-image/>
      </style:table-row-properties>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none" fo:border-top="none" fo:border-bottom="0.05pt solid #000000"/>
    </style:style>
    <style:style style:name="Tabelle12.C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none" fo:border-top="none" fo:border-bottom="0.05pt solid #000000"/>
    </style:style>
    <style:style style:name="Tabelle12.C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none" fo:border-top="none" fo:border-bottom="0.05pt solid #000000"/>
    </style:style>
    <style:style style:name="Tabelle12.C6" style:family="table-cell">
      <style:table-cell-properties fo:padding="0.097cm" fo:border-left="0.05pt solid #000000" fo:border-right="0.05pt solid #000000" fo:border-top="none" fo:border-bottom="0.05pt solid #000000"/>
    </style:style>
    <style:style style:name="Tabelle12.A7" style:family="table-cell">
      <style:table-cell-properties fo:padding="0.097cm" fo:border-left="0.05pt solid #000000" fo:border-right="none" fo:border-top="none" fo:border-bottom="0.05pt solid #000000"/>
    </style:style>
    <style:style style:name="Tabelle12.B7" style:family="table-cell">
      <style:table-cell-properties fo:padding="0.097cm" fo:border-left="0.05pt solid #000000" fo:border-right="none" fo:border-top="none" fo:border-bottom="0.05pt solid #000000"/>
    </style:style>
    <style:style style:name="Tabelle12.C7" style:family="table-cell">
      <style:table-cell-properties fo:padding="0.097cm" fo:border-left="0.05pt solid #000000" fo:border-right="0.05pt solid #000000" fo:border-top="none" fo:border-bottom="0.05pt solid #000000"/>
    </style:style>
    <style:style style:name="Tabelle12.A8" style:family="table-cell">
      <style:table-cell-properties fo:padding="0.097cm" fo:border-left="0.05pt solid #000000" fo:border-right="none" fo:border-top="none" fo:border-bottom="0.05pt solid #000000"/>
    </style:style>
    <style:style style:name="Tabelle12.B8" style:family="table-cell">
      <style:table-cell-properties fo:padding="0.097cm" fo:border-left="0.05pt solid #000000" fo:border-right="none" fo:border-top="none" fo:border-bottom="0.05pt solid #000000"/>
    </style:style>
    <style:style style:name="Tabelle12.C8"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fo:background-color="transparent">
        <style:background-image/>
      </style:table-properties>
    </style:style>
    <style:style style:name="Tabelle13.A" style:family="table-column">
      <style:table-column-properties style:column-width="4.498cm"/>
    </style:style>
    <style:style style:name="Tabelle13.B" style:family="table-column">
      <style:table-column-properties style:column-width="5.292cm"/>
    </style:style>
    <style:style style:name="Tabelle13.C" style:family="table-column">
      <style:table-column-properties style:column-width="7.223cm"/>
    </style:style>
    <style:style style:name="Tabelle13.1" style:family="table-row">
      <style:table-row-properties fo:background-color="transparent">
        <style:background-image/>
      </style:table-row-properties>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C1" style:family="table-cell">
      <style:table-cell-properties fo:background-color="#eeeeee"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fo:background-color="transparent">
        <style:background-image/>
      </style:table-properties>
    </style:style>
    <style:style style:name="Tabelle14.A" style:family="table-column">
      <style:table-column-properties style:column-width="4.498cm"/>
    </style:style>
    <style:style style:name="Tabelle14.B" style:family="table-column">
      <style:table-column-properties style:column-width="5.292cm"/>
    </style:style>
    <style:style style:name="Tabelle14.C" style:family="table-column">
      <style:table-column-properties style:column-width="7.223cm"/>
    </style:style>
    <style:style style:name="Tabelle14.1" style:family="table-row">
      <style:table-row-properties fo:background-color="transparent">
        <style:background-image/>
      </style:table-row-properties>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none" fo:border-top="none" fo:border-bottom="0.05pt solid #000000"/>
    </style:style>
    <style:style style:name="Tabelle14.C3" style:family="table-cell">
      <style:table-cell-properties fo:padding="0.097cm" fo:border-left="0.05pt solid #000000" fo:border-right="0.05pt solid #000000" fo:border-top="none" fo:border-bottom="0.05pt solid #000000"/>
    </style:style>
    <style:style style:name="Tabelle14.A4" style:family="table-cell">
      <style:table-cell-properties fo:padding="0.097cm" fo:border-left="0.05pt solid #000000" fo:border-right="none" fo:border-top="none" fo:border-bottom="0.05pt solid #000000"/>
    </style:style>
    <style:style style:name="Tabelle14.B4" style:family="table-cell">
      <style:table-cell-properties fo:padding="0.097cm" fo:border-left="0.05pt solid #000000" fo:border-right="none" fo:border-top="none" fo:border-bottom="0.05pt solid #000000"/>
    </style:style>
    <style:style style:name="Tabelle14.C4"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text-properties officeooo:rsid="001a745a" officeooo:paragraph-rsid="001a745a"/>
    </style:style>
    <style:style style:name="P2" style:family="paragraph" style:parent-style-name="Title">
      <style:text-properties officeooo:rsid="001a745a" officeooo:paragraph-rsid="001a745a"/>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officeooo:rsid="0026d3b2" officeooo:paragraph-rsid="0032a311"/>
    </style:style>
    <style:style style:name="P5" style:family="paragraph" style:parent-style-name="Standard">
      <style:text-properties officeooo:rsid="0032a311" officeooo:paragraph-rsid="0032a311"/>
    </style:style>
    <style:style style:name="P6" style:family="paragraph" style:parent-style-name="Standard">
      <style:text-properties officeooo:rsid="0034e8ac" officeooo:paragraph-rsid="0034e8ac"/>
    </style:style>
    <style:style style:name="P7" style:family="paragraph" style:parent-style-name="Text_20_body">
      <style:text-properties officeooo:rsid="001a745a" officeooo:paragraph-rsid="001a745a"/>
    </style:style>
    <style:style style:name="P8" style:family="paragraph" style:parent-style-name="Text_20_body">
      <style:paragraph-properties fo:text-align="center" style:justify-single-word="false"/>
      <style:text-properties officeooo:rsid="001a745a" officeooo:paragraph-rsid="001a745a"/>
    </style:style>
    <style:style style:name="P9" style:family="paragraph" style:parent-style-name="Text_20_body">
      <style:paragraph-properties fo:text-align="start" style:justify-single-word="false"/>
      <style:text-properties officeooo:rsid="001a745a" officeooo:paragraph-rsid="001a745a"/>
    </style:style>
    <style:style style:name="P10" style:family="paragraph" style:parent-style-name="Text_20_body">
      <style:text-properties officeooo:rsid="001abed5" officeooo:paragraph-rsid="001abed5"/>
    </style:style>
    <style:style style:name="P11" style:family="paragraph" style:parent-style-name="Text_20_body">
      <style:text-properties officeooo:rsid="001bf19d" officeooo:paragraph-rsid="001bf19d"/>
    </style:style>
    <style:style style:name="P12" style:family="paragraph" style:parent-style-name="Text_20_body">
      <style:text-properties officeooo:rsid="001da41f" officeooo:paragraph-rsid="001da41f"/>
    </style:style>
    <style:style style:name="P13" style:family="paragraph" style:parent-style-name="Text_20_body">
      <style:text-properties officeooo:rsid="001e70b7" officeooo:paragraph-rsid="001e70b7"/>
    </style:style>
    <style:style style:name="P14" style:family="paragraph" style:parent-style-name="Text_20_body">
      <style:text-properties officeooo:rsid="001e70b7" officeooo:paragraph-rsid="0023e854"/>
    </style:style>
    <style:style style:name="P15" style:family="paragraph" style:parent-style-name="Text_20_body" style:list-style-name="L1">
      <style:text-properties officeooo:paragraph-rsid="001e70b7"/>
    </style:style>
    <style:style style:name="P16" style:family="paragraph" style:parent-style-name="Text_20_body">
      <style:text-properties officeooo:rsid="001ff5e3" officeooo:paragraph-rsid="001ff5e3"/>
    </style:style>
    <style:style style:name="P17" style:family="paragraph" style:parent-style-name="Text_20_body" style:list-style-name="L1">
      <style:text-properties officeooo:rsid="001ff5e3" officeooo:paragraph-rsid="001ff5e3"/>
    </style:style>
    <style:style style:name="P18" style:family="paragraph" style:parent-style-name="Text_20_body">
      <style:text-properties officeooo:rsid="00213b5d" officeooo:paragraph-rsid="00213b5d"/>
    </style:style>
    <style:style style:name="P19" style:family="paragraph" style:parent-style-name="Text_20_body">
      <style:text-properties officeooo:rsid="00230136" officeooo:paragraph-rsid="00230136"/>
    </style:style>
    <style:style style:name="P20" style:family="paragraph" style:parent-style-name="Text_20_body" style:list-style-name="L2">
      <style:text-properties officeooo:rsid="00230136" officeooo:paragraph-rsid="00230136"/>
    </style:style>
    <style:style style:name="P21" style:family="paragraph" style:parent-style-name="Text_20_body" style:list-style-name="L2">
      <style:text-properties officeooo:paragraph-rsid="00230136"/>
    </style:style>
    <style:style style:name="P22" style:family="paragraph" style:parent-style-name="Text_20_body">
      <style:text-properties officeooo:rsid="0023a9dd" officeooo:paragraph-rsid="0023a9dd"/>
    </style:style>
    <style:style style:name="P23" style:family="paragraph" style:parent-style-name="Text_20_body">
      <style:text-properties officeooo:rsid="0023a9dd" officeooo:paragraph-rsid="002d807b"/>
    </style:style>
    <style:style style:name="P24" style:family="paragraph" style:parent-style-name="Text_20_body">
      <style:text-properties officeooo:rsid="0023a9dd" officeooo:paragraph-rsid="0034e8ac"/>
    </style:style>
    <style:style style:name="P25" style:family="paragraph" style:parent-style-name="Text_20_body">
      <style:text-properties officeooo:rsid="0023a9dd" officeooo:paragraph-rsid="00388670"/>
    </style:style>
    <style:style style:name="P26" style:family="paragraph" style:parent-style-name="Text_20_body">
      <style:text-properties officeooo:rsid="0023a9dd" officeooo:paragraph-rsid="003e4b9f"/>
    </style:style>
    <style:style style:name="P27" style:family="paragraph" style:parent-style-name="Text_20_body">
      <style:text-properties officeooo:rsid="0023a9dd" officeooo:paragraph-rsid="004137ff"/>
    </style:style>
    <style:style style:name="P28" style:family="paragraph" style:parent-style-name="Text_20_body">
      <style:text-properties officeooo:rsid="0023e854" officeooo:paragraph-rsid="0023e854"/>
    </style:style>
    <style:style style:name="P29" style:family="paragraph" style:parent-style-name="Text_20_body">
      <style:text-properties officeooo:rsid="0023e854" officeooo:paragraph-rsid="002d807b"/>
    </style:style>
    <style:style style:name="P30" style:family="paragraph" style:parent-style-name="Text_20_body">
      <style:text-properties officeooo:rsid="0023e854" officeooo:paragraph-rsid="0034e8ac"/>
    </style:style>
    <style:style style:name="P31" style:family="paragraph" style:parent-style-name="Text_20_body">
      <style:text-properties officeooo:rsid="0023e854" officeooo:paragraph-rsid="00388670"/>
    </style:style>
    <style:style style:name="P32" style:family="paragraph" style:parent-style-name="Text_20_body">
      <style:text-properties officeooo:rsid="0023e854" officeooo:paragraph-rsid="003e4b9f"/>
    </style:style>
    <style:style style:name="P33" style:family="paragraph" style:parent-style-name="Text_20_body">
      <style:text-properties officeooo:rsid="0023e854" officeooo:paragraph-rsid="004137ff"/>
    </style:style>
    <style:style style:name="P34" style:family="paragraph" style:parent-style-name="Text_20_body">
      <style:text-properties officeooo:rsid="0026d3b2" officeooo:paragraph-rsid="0026d3b2"/>
    </style:style>
    <style:style style:name="P35" style:family="paragraph" style:parent-style-name="Text_20_body">
      <style:text-properties officeooo:rsid="0026d3b2" officeooo:paragraph-rsid="00289f3d"/>
    </style:style>
    <style:style style:name="P36" style:family="paragraph" style:parent-style-name="Text_20_body">
      <style:text-properties officeooo:rsid="0026d3b2" officeooo:paragraph-rsid="002c2158"/>
    </style:style>
    <style:style style:name="P37" style:family="paragraph" style:parent-style-name="Text_20_body">
      <style:text-properties officeooo:rsid="0026d3b2" officeooo:paragraph-rsid="002d807b"/>
    </style:style>
    <style:style style:name="P38" style:family="paragraph" style:parent-style-name="Text_20_body">
      <style:text-properties officeooo:rsid="0026d3b2" officeooo:paragraph-rsid="0034e8ac"/>
    </style:style>
    <style:style style:name="P39" style:family="paragraph" style:parent-style-name="Text_20_body">
      <style:text-properties officeooo:rsid="0026d3b2" officeooo:paragraph-rsid="00388670"/>
    </style:style>
    <style:style style:name="P40" style:family="paragraph" style:parent-style-name="Text_20_body">
      <style:text-properties officeooo:rsid="0026d3b2" officeooo:paragraph-rsid="003e4b9f"/>
    </style:style>
    <style:style style:name="P41" style:family="paragraph" style:parent-style-name="Text_20_body">
      <style:text-properties officeooo:rsid="0026d3b2" officeooo:paragraph-rsid="004137ff"/>
    </style:style>
    <style:style style:name="P42" style:family="paragraph" style:parent-style-name="Text_20_body">
      <style:text-properties fo:font-weight="bold" officeooo:rsid="0023e854" officeooo:paragraph-rsid="0023e854" style:font-weight-asian="bold" style:font-weight-complex="bold"/>
    </style:style>
    <style:style style:name="P43" style:family="paragraph" style:parent-style-name="Text_20_body">
      <style:text-properties fo:font-weight="bold" officeooo:rsid="0023e854" officeooo:paragraph-rsid="002d807b" style:font-weight-asian="bold" style:font-weight-complex="bold"/>
    </style:style>
    <style:style style:name="P44" style:family="paragraph" style:parent-style-name="Text_20_body">
      <style:text-properties fo:font-weight="bold" officeooo:rsid="0023e854" officeooo:paragraph-rsid="0034e8ac" style:font-weight-asian="bold" style:font-weight-complex="bold"/>
    </style:style>
    <style:style style:name="P45" style:family="paragraph" style:parent-style-name="Text_20_body">
      <style:text-properties fo:font-weight="bold" officeooo:rsid="0023e854" officeooo:paragraph-rsid="00388670" style:font-weight-asian="bold" style:font-weight-complex="bold"/>
    </style:style>
    <style:style style:name="P46" style:family="paragraph" style:parent-style-name="Text_20_body">
      <style:text-properties fo:font-weight="bold" officeooo:rsid="0023e854" officeooo:paragraph-rsid="003e4b9f" style:font-weight-asian="bold" style:font-weight-complex="bold"/>
    </style:style>
    <style:style style:name="P47" style:family="paragraph" style:parent-style-name="Text_20_body">
      <style:text-properties fo:font-weight="bold" officeooo:rsid="0023e854" officeooo:paragraph-rsid="004137ff" style:font-weight-asian="bold" style:font-weight-complex="bold"/>
    </style:style>
    <style:style style:name="P48" style:family="paragraph" style:parent-style-name="Text_20_body">
      <style:text-properties fo:font-weight="bold" officeooo:rsid="00388670" officeooo:paragraph-rsid="00388670" style:font-weight-asian="bold" style:font-weight-complex="bold"/>
    </style:style>
    <style:style style:name="P49" style:family="paragraph" style:parent-style-name="Text_20_body">
      <style:text-properties fo:font-weight="bold" officeooo:rsid="00388670" officeooo:paragraph-rsid="003e4b9f" style:font-weight-asian="bold" style:font-weight-complex="bold"/>
    </style:style>
    <style:style style:name="P50" style:family="paragraph" style:parent-style-name="Text_20_body">
      <style:text-properties fo:font-weight="bold" officeooo:rsid="00388670" officeooo:paragraph-rsid="004137ff" style:font-weight-asian="bold" style:font-weight-complex="bold"/>
    </style:style>
    <style:style style:name="P51" style:family="paragraph" style:parent-style-name="Text_20_body">
      <style:text-properties officeooo:rsid="002e8302" officeooo:paragraph-rsid="002e8302"/>
    </style:style>
    <style:style style:name="P52" style:family="paragraph" style:parent-style-name="Text_20_body">
      <style:text-properties officeooo:rsid="00306e06" officeooo:paragraph-rsid="00306e06"/>
    </style:style>
    <style:style style:name="P53" style:family="paragraph" style:parent-style-name="Text_20_body">
      <style:text-properties officeooo:rsid="00364cbb" officeooo:paragraph-rsid="00364cbb"/>
    </style:style>
    <style:style style:name="P54" style:family="paragraph" style:parent-style-name="Text_20_body">
      <style:text-properties officeooo:rsid="00369433" officeooo:paragraph-rsid="00369433"/>
    </style:style>
    <style:style style:name="P55" style:family="paragraph" style:parent-style-name="Text_20_body">
      <style:text-properties officeooo:rsid="00369433" officeooo:paragraph-rsid="00388670"/>
    </style:style>
    <style:style style:name="P56" style:family="paragraph" style:parent-style-name="Text_20_body">
      <style:text-properties officeooo:rsid="00369433" officeooo:paragraph-rsid="003e4b9f"/>
    </style:style>
    <style:style style:name="P57" style:family="paragraph" style:parent-style-name="Text_20_body">
      <style:text-properties officeooo:rsid="00369433" officeooo:paragraph-rsid="004137ff"/>
    </style:style>
    <style:style style:name="P58" style:family="paragraph" style:parent-style-name="Text_20_body">
      <style:text-properties officeooo:rsid="00388670" officeooo:paragraph-rsid="00388670"/>
    </style:style>
    <style:style style:name="P59" style:family="paragraph" style:parent-style-name="Text_20_body">
      <style:text-properties officeooo:rsid="003ec496" officeooo:paragraph-rsid="003ec496"/>
    </style:style>
    <style:style style:name="P60" style:family="paragraph" style:parent-style-name="Text_20_body">
      <style:paragraph-properties fo:break-before="page"/>
      <style:text-properties officeooo:rsid="001a745a" officeooo:paragraph-rsid="001a745a"/>
    </style:style>
    <style:style style:name="P61" style:family="paragraph" style:parent-style-name="Text_20_body">
      <style:paragraph-properties fo:break-before="page"/>
      <style:text-properties fo:font-weight="bold" officeooo:rsid="0023e854" officeooo:paragraph-rsid="0023e854" style:font-weight-asian="bold" style:font-weight-complex="bold"/>
    </style:style>
    <style:style style:name="P62" style:family="paragraph" style:parent-style-name="Text_20_body">
      <style:paragraph-properties fo:break-before="page"/>
      <style:text-properties fo:font-weight="bold" officeooo:rsid="0023e854" officeooo:paragraph-rsid="002d807b" style:font-weight-asian="bold" style:font-weight-complex="bold"/>
    </style:style>
    <style:style style:name="P63" style:family="paragraph" style:parent-style-name="Text_20_body">
      <style:paragraph-properties fo:break-before="page"/>
      <style:text-properties officeooo:rsid="0026d3b2" officeooo:paragraph-rsid="00388670"/>
    </style:style>
    <style:style style:name="P64" style:family="paragraph" style:parent-style-name="Heading">
      <style:text-properties officeooo:rsid="002d807b" officeooo:paragraph-rsid="002d807b"/>
    </style:style>
    <style:style style:name="P65" style:family="paragraph" style:parent-style-name="Heading">
      <style:text-properties officeooo:rsid="0034e8ac" officeooo:paragraph-rsid="0034e8ac"/>
    </style:style>
    <style:style style:name="P66" style:family="paragraph" style:parent-style-name="Heading">
      <style:text-properties officeooo:rsid="00388670" officeooo:paragraph-rsid="00388670"/>
    </style:style>
    <style:style style:name="P67" style:family="paragraph" style:parent-style-name="Heading">
      <style:text-properties officeooo:rsid="00388670" officeooo:paragraph-rsid="003e4b9f"/>
    </style:style>
    <style:style style:name="P68" style:family="paragraph" style:parent-style-name="Heading">
      <style:paragraph-properties fo:break-before="page"/>
      <style:text-properties officeooo:rsid="00388670" officeooo:paragraph-rsid="00388670"/>
    </style:style>
    <style:style style:name="P69" style:family="paragraph" style:parent-style-name="Heading">
      <style:paragraph-properties fo:break-before="page"/>
      <style:text-properties officeooo:rsid="00388670" officeooo:paragraph-rsid="004137ff"/>
    </style:style>
    <style:style style:name="P70" style:family="paragraph" style:parent-style-name="Table_20_Contents">
      <style:paragraph-properties fo:text-align="end" style:justify-single-word="false"/>
      <style:text-properties fo:font-size="10pt" officeooo:rsid="001a745a" officeooo:paragraph-rsid="001a745a" style:font-size-asian="10pt" style:font-size-complex="10pt"/>
    </style:style>
    <style:style style:name="P71" style:family="paragraph" style:parent-style-name="Table_20_Contents">
      <style:text-properties officeooo:rsid="002540a7" officeooo:paragraph-rsid="002540a7"/>
    </style:style>
    <style:style style:name="P72" style:family="paragraph" style:parent-style-name="Table_20_Contents">
      <style:text-properties officeooo:rsid="002540a7" officeooo:paragraph-rsid="0034e8ac"/>
    </style:style>
    <style:style style:name="P73" style:family="paragraph" style:parent-style-name="Table_20_Contents">
      <style:text-properties officeooo:rsid="002540a7" officeooo:paragraph-rsid="00388670"/>
    </style:style>
    <style:style style:name="P74" style:family="paragraph" style:parent-style-name="Table_20_Contents">
      <style:text-properties officeooo:rsid="002540a7" officeooo:paragraph-rsid="003e4b9f"/>
    </style:style>
    <style:style style:name="P75" style:family="paragraph" style:parent-style-name="Table_20_Contents">
      <style:text-properties officeooo:rsid="002540a7" officeooo:paragraph-rsid="004137ff"/>
    </style:style>
    <style:style style:name="P76" style:family="paragraph" style:parent-style-name="Table_20_Contents">
      <style:text-properties fo:font-weight="bold" officeooo:rsid="002540a7" officeooo:paragraph-rsid="002540a7" style:font-weight-asian="bold" style:font-weight-complex="bold"/>
    </style:style>
    <style:style style:name="P77" style:family="paragraph" style:parent-style-name="Table_20_Contents">
      <style:text-properties fo:font-weight="bold" officeooo:rsid="002540a7" officeooo:paragraph-rsid="00289f3d" style:font-weight-asian="bold" style:font-weight-complex="bold"/>
    </style:style>
    <style:style style:name="P78" style:family="paragraph" style:parent-style-name="Table_20_Contents">
      <style:text-properties fo:font-weight="bold" officeooo:rsid="002540a7" officeooo:paragraph-rsid="002d807b" style:font-weight-asian="bold" style:font-weight-complex="bold"/>
    </style:style>
    <style:style style:name="P79" style:family="paragraph" style:parent-style-name="Table_20_Contents">
      <style:text-properties fo:font-weight="bold" officeooo:rsid="002540a7" officeooo:paragraph-rsid="0032a311" style:font-weight-asian="bold" style:font-weight-complex="bold"/>
    </style:style>
    <style:style style:name="P80" style:family="paragraph" style:parent-style-name="Table_20_Contents">
      <style:text-properties fo:font-weight="bold" officeooo:rsid="002540a7" officeooo:paragraph-rsid="0034e8ac" style:font-weight-asian="bold" style:font-weight-complex="bold"/>
    </style:style>
    <style:style style:name="P81" style:family="paragraph" style:parent-style-name="Table_20_Contents">
      <style:text-properties fo:font-weight="bold" officeooo:rsid="002540a7" officeooo:paragraph-rsid="00388670" style:font-weight-asian="bold" style:font-weight-complex="bold"/>
    </style:style>
    <style:style style:name="P82" style:family="paragraph" style:parent-style-name="Table_20_Contents">
      <style:text-properties fo:font-weight="bold" officeooo:rsid="002540a7" officeooo:paragraph-rsid="003e4b9f" style:font-weight-asian="bold" style:font-weight-complex="bold"/>
    </style:style>
    <style:style style:name="P83" style:family="paragraph" style:parent-style-name="Table_20_Contents">
      <style:text-properties fo:font-weight="bold" officeooo:rsid="002540a7" officeooo:paragraph-rsid="004137ff" style:font-weight-asian="bold" style:font-weight-complex="bold"/>
    </style:style>
    <style:style style:name="P84" style:family="paragraph" style:parent-style-name="Table_20_Contents">
      <style:text-properties officeooo:rsid="00289f3d" officeooo:paragraph-rsid="00289f3d"/>
    </style:style>
    <style:style style:name="P85" style:family="paragraph" style:parent-style-name="Table_20_Contents">
      <style:text-properties officeooo:rsid="00289f3d" officeooo:paragraph-rsid="002d807b"/>
    </style:style>
    <style:style style:name="P86" style:family="paragraph" style:parent-style-name="Table_20_Contents">
      <style:text-properties officeooo:rsid="00289f3d" officeooo:paragraph-rsid="0032a311"/>
    </style:style>
    <style:style style:name="P87" style:family="paragraph" style:parent-style-name="Table_20_Contents">
      <style:text-properties officeooo:rsid="00289f3d" officeooo:paragraph-rsid="0034e8ac"/>
    </style:style>
    <style:style style:name="P88" style:family="paragraph" style:parent-style-name="Table_20_Contents">
      <style:text-properties officeooo:rsid="00289f3d" officeooo:paragraph-rsid="00388670"/>
    </style:style>
    <style:style style:name="P89" style:family="paragraph" style:parent-style-name="Table_20_Contents">
      <style:text-properties officeooo:rsid="00289f3d" officeooo:paragraph-rsid="003e4b9f"/>
    </style:style>
    <style:style style:name="P90" style:family="paragraph" style:parent-style-name="Table_20_Contents">
      <style:text-properties officeooo:rsid="00289f3d" officeooo:paragraph-rsid="004137ff"/>
    </style:style>
    <style:style style:name="P91" style:family="paragraph" style:parent-style-name="Table_20_Contents">
      <style:text-properties officeooo:rsid="002a44d1" officeooo:paragraph-rsid="002a44d1"/>
    </style:style>
    <style:style style:name="P92" style:family="paragraph" style:parent-style-name="Table_20_Contents">
      <style:text-properties officeooo:rsid="002a44d1" officeooo:paragraph-rsid="002d807b"/>
    </style:style>
    <style:style style:name="P93" style:family="paragraph" style:parent-style-name="Table_20_Contents">
      <style:text-properties officeooo:rsid="002a44d1" officeooo:paragraph-rsid="0034e8ac"/>
    </style:style>
    <style:style style:name="P94" style:family="paragraph" style:parent-style-name="Table_20_Contents">
      <style:text-properties officeooo:rsid="002a44d1" officeooo:paragraph-rsid="00388670"/>
    </style:style>
    <style:style style:name="P95" style:family="paragraph" style:parent-style-name="Table_20_Contents">
      <style:text-properties officeooo:rsid="002a44d1" officeooo:paragraph-rsid="003e4b9f"/>
    </style:style>
    <style:style style:name="P96" style:family="paragraph" style:parent-style-name="Table_20_Contents">
      <style:text-properties officeooo:rsid="002a44d1" officeooo:paragraph-rsid="004137ff"/>
    </style:style>
    <style:style style:name="P97" style:family="paragraph" style:parent-style-name="Table_20_Contents">
      <style:text-properties officeooo:rsid="002d807b" officeooo:paragraph-rsid="002d807b"/>
    </style:style>
    <style:style style:name="P98" style:family="paragraph" style:parent-style-name="Table_20_Contents">
      <style:text-properties officeooo:rsid="002d807b" officeooo:paragraph-rsid="0032a311"/>
    </style:style>
    <style:style style:name="P99" style:family="paragraph" style:parent-style-name="Table_20_Contents">
      <style:text-properties officeooo:rsid="002d807b" officeooo:paragraph-rsid="0034e8ac"/>
    </style:style>
    <style:style style:name="P100" style:family="paragraph" style:parent-style-name="Table_20_Contents">
      <style:text-properties officeooo:rsid="002d807b" officeooo:paragraph-rsid="00388670"/>
    </style:style>
    <style:style style:name="P101" style:family="paragraph" style:parent-style-name="Table_20_Contents">
      <style:text-properties officeooo:rsid="002d807b" officeooo:paragraph-rsid="003e4b9f"/>
    </style:style>
    <style:style style:name="P102" style:family="paragraph" style:parent-style-name="Table_20_Contents">
      <style:text-properties officeooo:rsid="002d807b" officeooo:paragraph-rsid="004137ff"/>
    </style:style>
    <style:style style:name="P103" style:family="paragraph" style:parent-style-name="Table_20_Contents">
      <style:text-properties officeooo:rsid="0032a311" officeooo:paragraph-rsid="0032a311"/>
    </style:style>
    <style:style style:name="P104" style:family="paragraph" style:parent-style-name="Table_20_Contents">
      <style:text-properties officeooo:rsid="0034408a" officeooo:paragraph-rsid="0034408a"/>
    </style:style>
    <style:style style:name="P105" style:family="paragraph" style:parent-style-name="Table_20_Contents">
      <style:text-properties officeooo:rsid="0034a5c4" officeooo:paragraph-rsid="0034a5c4"/>
    </style:style>
    <style:style style:name="P106" style:family="paragraph" style:parent-style-name="Table_20_Contents">
      <style:text-properties officeooo:rsid="0034e8ac" officeooo:paragraph-rsid="0034e8ac"/>
    </style:style>
    <style:style style:name="P107" style:family="paragraph" style:parent-style-name="Table_20_Contents">
      <style:text-properties officeooo:rsid="00390e26" officeooo:paragraph-rsid="00390e26"/>
    </style:style>
    <style:style style:name="P108" style:family="paragraph" style:parent-style-name="Table_20_Contents">
      <style:text-properties officeooo:rsid="003af97b" officeooo:paragraph-rsid="003af97b"/>
    </style:style>
    <style:style style:name="P109" style:family="paragraph" style:parent-style-name="Table_20_Contents">
      <style:text-properties officeooo:rsid="003af97b" officeooo:paragraph-rsid="003e4b9f"/>
    </style:style>
    <style:style style:name="P110" style:family="paragraph" style:parent-style-name="Table_20_Contents">
      <style:text-properties officeooo:rsid="003af97b" officeooo:paragraph-rsid="004137ff"/>
    </style:style>
    <style:style style:name="P111" style:family="paragraph" style:parent-style-name="Table_20_Contents">
      <style:text-properties officeooo:rsid="003ec496" officeooo:paragraph-rsid="003ec496"/>
    </style:style>
    <style:style style:name="P112" style:family="paragraph" style:parent-style-name="Table_20_Contents">
      <style:text-properties officeooo:rsid="003ec496" officeooo:paragraph-rsid="004137ff"/>
    </style:style>
    <style:style style:name="P113" style:family="paragraph" style:parent-style-name="Table_20_Contents">
      <style:text-properties officeooo:rsid="0040b3c7" officeooo:paragraph-rsid="0040b3c7"/>
    </style:style>
    <style:style style:name="P114" style:family="paragraph" style:parent-style-name="Table_20_Contents">
      <style:text-properties officeooo:rsid="0040b3c7" officeooo:paragraph-rsid="004137ff"/>
    </style:style>
    <style:style style:name="P115" style:family="paragraph" style:parent-style-name="Table_20_Contents">
      <style:text-properties officeooo:rsid="0042708a" officeooo:paragraph-rsid="0042708a"/>
    </style:style>
    <style:style style:name="P116" style:family="paragraph" style:parent-style-name="Heading_20_3">
      <style:text-properties officeooo:rsid="0023a9dd" officeooo:paragraph-rsid="0023a9dd"/>
    </style:style>
    <style:style style:name="P117" style:family="paragraph" style:parent-style-name="Preformatted_20_Text">
      <style:text-properties officeooo:paragraph-rsid="002c2158"/>
    </style:style>
    <style:style style:name="P118" style:family="paragraph" style:parent-style-name="Preformatted_20_Text">
      <style:text-properties officeooo:paragraph-rsid="002d807b"/>
    </style:style>
    <style:style style:name="P119" style:family="paragraph" style:parent-style-name="Preformatted_20_Text">
      <style:text-properties officeooo:paragraph-rsid="0034e8ac"/>
    </style:style>
    <style:style style:name="P120" style:family="paragraph" style:parent-style-name="Preformatted_20_Text">
      <style:text-properties officeooo:paragraph-rsid="0035b686"/>
    </style:style>
    <style:style style:name="P121" style:family="paragraph" style:parent-style-name="Preformatted_20_Text">
      <style:text-properties officeooo:rsid="0026d3b2" officeooo:paragraph-rsid="00388670"/>
    </style:style>
    <style:style style:name="P122" style:family="paragraph" style:parent-style-name="Preformatted_20_Text">
      <style:text-properties officeooo:rsid="0026d3b2" officeooo:paragraph-rsid="00390e26"/>
    </style:style>
    <style:style style:name="P123" style:family="paragraph" style:parent-style-name="Preformatted_20_Text">
      <style:text-properties officeooo:rsid="0026d3b2" officeooo:paragraph-rsid="003e4b9f"/>
    </style:style>
    <style:style style:name="P124" style:family="paragraph" style:parent-style-name="Preformatted_20_Text">
      <style:text-properties officeooo:rsid="0026d3b2" officeooo:paragraph-rsid="004137ff"/>
    </style:style>
    <style:style style:name="P125" style:family="paragraph" style:parent-style-name="Preformatted_20_Text">
      <style:text-properties officeooo:paragraph-rsid="00388670"/>
    </style:style>
    <style:style style:name="P126" style:family="paragraph" style:parent-style-name="Preformatted_20_Text">
      <style:text-properties officeooo:paragraph-rsid="003e4b9f"/>
    </style:style>
    <style:style style:name="P127" style:family="paragraph" style:parent-style-name="Preformatted_20_Text">
      <style:text-properties officeooo:paragraph-rsid="004137ff"/>
    </style:style>
    <style:style style:name="P128" style:family="paragraph" style:parent-style-name="Preformatted_20_Text">
      <style:text-properties officeooo:paragraph-rsid="0042708a"/>
    </style:style>
    <style:style style:name="P129" style:family="paragraph" style:parent-style-name="Header">
      <style:text-properties officeooo:rsid="001a745a" officeooo:paragraph-rsid="001a745a"/>
    </style:style>
    <style:style style:name="P130" style:family="paragraph" style:parent-style-name="Header">
      <style:text-properties fo:font-size="10pt" officeooo:rsid="001a745a" officeooo:paragraph-rsid="001a745a" style:font-size-asian="10pt" style:font-size-complex="10pt"/>
    </style:style>
    <style:style style:name="P131" style:family="paragraph" style:parent-style-name="Heading_20_1">
      <style:paragraph-properties fo:break-before="page"/>
    </style:style>
    <style:style style:name="T1" style:family="text">
      <style:text-properties officeooo:rsid="001bf19d"/>
    </style:style>
    <style:style style:name="T2" style:family="text">
      <style:text-properties officeooo:rsid="001da41f"/>
    </style:style>
    <style:style style:name="T3" style:family="text">
      <style:text-properties fo:font-weight="bold" style:font-weight-asian="bold" style:font-weight-complex="bold"/>
    </style:style>
    <style:style style:name="T4" style:family="text">
      <style:text-properties officeooo:rsid="001e70b7"/>
    </style:style>
    <style:style style:name="T5" style:family="text">
      <style:text-properties officeooo:rsid="001ff5e3"/>
    </style:style>
    <style:style style:name="T6" style:family="text">
      <style:text-properties officeooo:rsid="00230136"/>
    </style:style>
    <style:style style:name="T7" style:family="text">
      <style:text-properties officeooo:rsid="0023e854"/>
    </style:style>
    <style:style style:name="T8" style:family="text">
      <style:text-properties officeooo:rsid="002540a7"/>
    </style:style>
    <style:style style:name="T9" style:family="text">
      <style:text-properties officeooo:rsid="002a44d1"/>
    </style:style>
    <style:style style:name="T10" style:family="text">
      <style:text-properties officeooo:rsid="002c2158"/>
    </style:style>
    <style:style style:name="T11" style:family="text">
      <style:text-properties officeooo:rsid="002d807b"/>
    </style:style>
    <style:style style:name="T12" style:family="text">
      <style:text-properties officeooo:rsid="002dc090"/>
    </style:style>
    <style:style style:name="T13" style:family="text">
      <style:text-properties officeooo:rsid="0034408a"/>
    </style:style>
    <style:style style:name="T14" style:family="text">
      <style:text-properties officeooo:rsid="0034a5c4"/>
    </style:style>
    <style:style style:name="T15" style:family="text">
      <style:text-properties officeooo:rsid="0034e8ac"/>
    </style:style>
    <style:style style:name="T16" style:family="text">
      <style:text-properties officeooo:rsid="00359b29"/>
    </style:style>
    <style:style style:name="T17" style:family="text">
      <style:text-properties officeooo:rsid="00388670"/>
    </style:style>
    <style:style style:name="T18" style:family="text">
      <style:text-properties officeooo:rsid="00390e26"/>
    </style:style>
    <style:style style:name="T19" style:family="text">
      <style:text-properties officeooo:rsid="003e4b9f"/>
    </style:style>
    <style:style style:name="T20" style:family="text">
      <style:text-properties officeooo:rsid="003ec496"/>
    </style:style>
    <style:style style:name="T21" style:family="text">
      <style:text-properties officeooo:rsid="0040b3c7"/>
    </style:style>
    <style:style style:name="T22" style:family="text">
      <style:text-properties officeooo:rsid="004137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DAM 2.0</text:p>
      <text:p text:style-name="P8">(Arbeitstitel)</text:p>
      <text:p text:style-name="P9"/>
      <text:p text:style-name="Title">Microservic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Autor: Dirk Goldbach</text:p>
      <text:p text:style-name="P7"/>
      <text:p text:style-name="P7"/>
      <text:p text:style-name="P60">Konzept</text:p>
      <text:p text:style-name="P7">Grundlagen</text:p>
      <text:p text:style-name="P7">Services</text:p>
      <text:p text:style-name="P7"/>
      <text:h text:style-name="P131" text:outline-level="1">Konzept</text:h>
      <text:h text:style-name="Heading_20_2" text:outline-level="2">Architektur</text:h>
      <text:p text:style-name="P10">Der Client (Smartphone) nutzt Funktionen, die auf einem oder mehreren Servern zur Verfügung gestellt werden. Die Funktionen werden auf Microservices aufgeteilt.</text:p>
      <text:p text:style-name="P10">Der Zugriff auf die Funktionen erfolgt über einen zentralen Service (Gateway). Der Client hat keinen Zugriff auf die Microservices mit Ausnahme des Gateways → serviceProvider</text:p>
      <text:p text:style-name="P10">Für einen ersten Überblick s.a. Grafik.</text:p>
      <text:p text:style-name="P11">Vorteil: Das Gateway kann auf einem Server installiert werden, der als Demilitarisierte Zone gilt. Somit können Angriffe von außen ausschließlich auf <text:s/>das Gateway erfolgen.</text:p>
      <text:p text:style-name="P11">Unter Verwendung von Containern (Docker + Kubernetes) ist das Gesamtsystem bei Bedarf skalierbar.</text:p>
      <text:h text:style-name="Heading_20_2" text:outline-level="2"><text:span text:style-name="T1">API, </text:span>Funktionale Zugriffe</text:h>
      <text:p text:style-name="P11">Die Summe der Microservices, gebündelt durch den zentralen Service → serviceProvider, bildet ein API. Die Microservices wurden als Webservices implementiert. Zum Austausch der Informationen zwischen Client und Server (Request/Response) wird das Datenformat <text:span text:style-name="T3">Json</text:span> genutzt.</text:p>
      <text:p text:style-name="P11">Achtung, zur Vereinfachung <text:span text:style-name="T2">und Vereinheitlichung </text:span>wurden alle <text:span text:style-name="T2">Methoden der </text:span>Webservices als <text:span text:style-name="T3">POST</text:span> <text:span text:style-name="T2">realisiert.</text:span></text:p>
      <text:h text:style-name="Heading_20_2" text:outline-level="2">Datenhaltung</text:h>
      <text:p text:style-name="P12">Die Persistierung von Daten erfolgt in einem relationen Schema, aktuell MariaDB.</text:p>
      <text:p text:style-name="P12">Durch den Einsatz eines ORB (Hibernate) wurde der Datenzugriff abstrahiert, möglicherweise sind aber Anpassungen bei Wechsel des DBMS notwendig.</text:p>
      <text:h text:style-name="Heading_20_2" text:outline-level="2">Authorisierung, Benutzer-Sicherheit</text:h>
      <text:p text:style-name="P13">Mit Ausnahme weniger Web-Methoden (PING, Login, …), muss der Benutzer, in dessen Name eine Aktion ausgeführt wird, registriert und angemeldet sein (username, password).</text:p>
      <text:h text:style-name="P131" text:outline-level="1">API</text:h>
      <text:h text:style-name="Heading_20_2" text:outline-level="2">Zugriff</text:h>
      <text:p text:style-name="P14"><text:span text:style-name="T7">Die Webservices bilden in Summe eine API in Form einer synchronen Schnittstelle ab.</text:span></text:p>
      <text:p text:style-name="P14">Der Zugriff auf die API erfolgt über eine URL und einen vorgegebenen Port.</text:p>
      <text:p text:style-name="P13">Für erste Tests empfiehlt sich ein geeignetes Tool, wie z.B. Insomnia, mit dem sehr einfach Json-formatierte Nachrichten an den serviceProvider gesendet werden können.</text:p>
      <text:p text:style-name="P28">Der Datenaustausch zwischen Client und Server erfolgt im Json-Format.</text:p>
      <text:h text:style-name="Heading_20_2" text:outline-level="2">Nutzung</text:h>
      <text:p text:style-name="P13">Wie bereits erläutert, erfolgen alle Zugriffe über einen zentralen Service → serviceProvider.</text:p>
      <text:p text:style-name="P13">Der Aufruf der Web-Methoden <text:span text:style-name="T5">verläuft</text:span> nach folgendem Schema:</text:p>
      <text:list xml:id="list3158959029" text:style-name="L1">
        <text:list-item>
          <text:p text:style-name="P15"><text:span text:style-name="T4">Anmeldung des Clients mit user und password<text:line-break/>Das System liefert ein Token für die nachfolgenden Aktionen zurück</text:span></text:p>
        </text:list-item>
        <text:list-item>
          <text:p text:style-name="P17">Nutzung einer oder mehrerer Web-Methode unter Angabe des Token und des users</text:p>
        </text:list-item>
        <text:list-item>
          <text:p text:style-name="P17">Logout mit Token und user</text:p>
        </text:list-item>
      </text:list>
      <text:p text:style-name="P16">Erfolgt über einen bestimmten (<text:span text:style-name="T6">im System festgelegten</text:span>) Zeitraum kein Zugriff auf die API, verfällt das Token und der Benutzer muss neu angemeldet werden.</text:p>
      <text:p text:style-name="P18">Für die Verschlüsselung des Passworts ist der Client verantwortlich. Unverschlüsselte Passwörter dürfen nicht übertragen werden.</text:p>
      <text:p text:style-name="P18"/>
      <text:h text:style-name="P131" text:outline-level="1">Services</text:h>
      <text:p text:style-name="P19">In dieser ersten Version wird zunächst lediglich der serviceProvider im Sinne einer API beschrieben. Kenntnisse über die übrigen Services sind für die Nutzung der Schnittstelle nicht relevant, sollten aber natürlich im Sinne eines Wissenstransfers bei mehreren Entwicklern vorhanden sein.</text:p>
      <text:p text:style-name="P19">Daher empfiehlt sich dringend die Vervollständigung dieser Dokumentation.</text:p>
      <text:h text:style-name="Heading_20_2" text:outline-level="2">ServiceProvider, <text:span text:style-name="T6">Gateway</text:span></text:h>
      <text:h text:style-name="Heading_20_3" text:outline-level="3">Aufgaben</text:h>
      <text:list xml:id="list4095965826" text:style-name="L2">
        <text:list-item>
          <text:p text:style-name="P21"><text:span text:style-name="T6">Zentraler Dienst für den Client (nur ein Port).</text:span></text:p>
        </text:list-item>
        <text:list-item>
          <text:p text:style-name="P21"><text:span text:style-name="T6">Bietet die vom Client benötigten Web-Methoden des Gesamt-Systems an.</text:span></text:p>
        </text:list-item>
        <text:list-item>
          <text:p text:style-name="P20">Fungiert als Gateway zum Schutz gegen Angriffe von außen</text:p>
        </text:list-item>
      </text:list>
      <text:h text:style-name="Heading_20_3" text:outline-level="3">Allgemeine Rückgabewerte</text:h>
      <text:p text:style-name="P51">Die meisten Methoden liefern Ergebniswerte in numerischer und/oder textueller Form zurück. Aktuell basieren die numerischen Results auf reiner Willkür, d.h. eine entsprechende Tabelle ist noch zu erstellen und die Werte müssen in die Software übernommen werden.</text:p>
      <text:p text:style-name="P52">Die Tabelle mit den numerischen Ergebniswerten ist idealerweise Bestandteil dieses Dokuments.</text:p>
      <text:h text:style-name="P116" text:outline-level="3">Web-Methoden</text:h>
      <text:p text:style-name="P58">Die URL setzt sich zusammen aus dem Schema<text:line-break/>&lt;host-address&gt;:&lt;port&gt;&lt;path&gt;</text:p>
      <text:p text:style-name="P58">Beispiel: localhost:9090/user/create</text:p>
      <text:p text:style-name="Heading">Login</text:p>
      <text:p text:style-name="P28">Notwendig für die Nutzung der übrigen Web-Methoden. Mit der Antwort erhält der Client ein Token, <text:span text:style-name="T8">das</text:span> für nachfolgende API-Aufrufe <text:span text:style-name="T8">benötigt wird</text:span>.</text:p>
      <text:p text:style-name="P28"/>
      <text:p text:style-name="P48">Path</text:p>
      <text:p text:style-name="P54">/login</text:p>
      <text:p text:style-name="P54"/>
      <text:p text:style-name="P42"/>
      <text:p text:style-name="P61">Request</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76">Key</text:p>
          </table:table-cell>
          <table:table-cell table:style-name="Tabelle2.A1" office:value-type="string">
            <text:p text:style-name="P76">Value</text:p>
          </table:table-cell>
          <table:table-cell table:style-name="Tabelle2.C1" office:value-type="string">
            <text:p text:style-name="P76">Erläuterung</text:p>
          </table:table-cell>
        </table:table-row>
        <table:table-row>
          <table:table-cell table:style-name="Tabelle2.A3" office:value-type="string">
            <text:p text:style-name="P71">userName</text:p>
          </table:table-cell>
          <table:table-cell table:style-name="Tabelle2.B2" office:value-type="string">
            <text:p text:style-name="P71">Benutzername</text:p>
          </table:table-cell>
          <table:table-cell table:style-name="Tabelle2.C2" office:value-type="string">
            <text:p text:style-name="P71">z.B. minimaster</text:p>
          </table:table-cell>
        </table:table-row>
        <table:table-row>
          <table:table-cell table:style-name="Tabelle2.A3" office:value-type="string">
            <text:p text:style-name="P71">password</text:p>
          </table:table-cell>
          <table:table-cell table:style-name="Tabelle2.B3" office:value-type="string">
            <text:p text:style-name="P71">Passwort</text:p>
          </table:table-cell>
          <table:table-cell table:style-name="Tabelle2.C3" office:value-type="string">
            <text:p text:style-name="P71">Muss vom Client verschlüsselt werden</text:p>
          </table:table-cell>
        </table:table-row>
      </table:table>
      <text:p text:style-name="P22"/>
      <text:p text:style-name="P36">Beispiel <text:span text:style-name="T10">Request</text:span></text:p>
      <text:p text:style-name="P117">{</text:p>
      <text:p text:style-name="P117"><text:s text:c="2"/>"userName": "Rudi",</text:p>
      <text:p text:style-name="P117"><text:s text:c="2"/>"password": "test"</text:p>
      <text:p text:style-name="P117">}</text:p>
      <text:p text:style-name="P36"/>
      <text:p text:style-name="P34"><text:span text:style-name="T3">Response</text:spa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77">Key</text:p>
          </table:table-cell>
          <table:table-cell table:style-name="Tabelle3.A1" office:value-type="string">
            <text:p text:style-name="P77">Value</text:p>
          </table:table-cell>
          <table:table-cell table:style-name="Tabelle3.C1" office:value-type="string">
            <text:p text:style-name="P77">Erläuterung</text:p>
          </table:table-cell>
        </table:table-row>
        <table:table-row>
          <table:table-cell table:style-name="Tabelle3.A7" office:value-type="string">
            <text:p text:style-name="P97">returnCode</text:p>
          </table:table-cell>
          <table:table-cell table:style-name="Tabelle3.B2" office:value-type="string">
            <text:p text:style-name="P84">&lt;0 … 9999&gt;</text:p>
          </table:table-cell>
          <table:table-cell table:style-name="Tabelle3.C2" office:value-type="string">
            <text:p text:style-name="P84">Numerischer Wert</text:p>
          </table:table-cell>
        </table:table-row>
        <table:table-row>
          <table:table-cell table:style-name="Tabelle3.A7" office:value-type="string">
            <text:p text:style-name="P84"><text:span text:style-name="T9">d</text:span>escription</text:p>
          </table:table-cell>
          <table:table-cell table:style-name="Tabelle3.B7" office:value-type="string">
            <text:p text:style-name="P91">Ausführliche Info</text:p>
          </table:table-cell>
          <table:table-cell table:style-name="Tabelle3.C7" office:value-type="string">
            <text:p text:style-name="P84">Status des Aufrufs (Erfolg/Nichterfolg)</text:p>
          </table:table-cell>
        </table:table-row>
        <table:table-row>
          <table:table-cell table:style-name="Tabelle3.A7" office:value-type="string">
            <text:p text:style-name="P91">result</text:p>
          </table:table-cell>
          <table:table-cell table:style-name="Tabelle3.B7" office:value-type="string">
            <text:p text:style-name="P91">Kurzinfo</text:p>
          </table:table-cell>
          <table:table-cell table:style-name="Tabelle3.C7" office:value-type="string">
            <text:p text:style-name="P91">Status des Aufrufs</text:p>
          </table:table-cell>
        </table:table-row>
        <table:table-row>
          <table:table-cell table:style-name="Tabelle3.A7" office:value-type="string">
            <text:p text:style-name="P91">tokenId</text:p>
          </table:table-cell>
          <table:table-cell table:style-name="Tabelle3.B7" office:value-type="string">
            <text:p text:style-name="P91">Token</text:p>
          </table:table-cell>
          <table:table-cell table:style-name="Tabelle3.C7" office:value-type="string">
            <text:p text:style-name="P91">Token für spätere Aufrufe</text:p>
          </table:table-cell>
        </table:table-row>
        <table:table-row>
          <table:table-cell table:style-name="Tabelle3.A7" office:value-type="string">
            <text:p text:style-name="P91">userName</text:p>
          </table:table-cell>
          <table:table-cell table:style-name="Tabelle3.B7" office:value-type="string">
            <text:p text:style-name="P91">Benutzername</text:p>
          </table:table-cell>
          <table:table-cell table:style-name="Tabelle3.C7" office:value-type="string">
            <text:p text:style-name="P91">Kontrollmöglichkeit</text:p>
          </table:table-cell>
        </table:table-row>
        <table:table-row>
          <table:table-cell table:style-name="Tabelle3.A7" office:value-type="string">
            <text:p text:style-name="P91">userId</text:p>
          </table:table-cell>
          <table:table-cell table:style-name="Tabelle3.B7" office:value-type="string">
            <text:p text:style-name="P91">ID des Nutzers in Persistenz</text:p>
          </table:table-cell>
          <table:table-cell table:style-name="Tabelle3.C7" office:value-type="string">
            <text:p text:style-name="P91">Kontrollmöglichkeit</text:p>
          </table:table-cell>
        </table:table-row>
      </table:table>
      <text:p text:style-name="P35"/>
      <text:p text:style-name="P35">Beispiel <text:span text:style-name="T10">Response</text:span></text:p>
      <text:p text:style-name="Preformatted_20_Text">{</text:p>
      <text:p text:style-name="Preformatted_20_Text"><text:s text:c="2"/>"returnCode": 0,</text:p>
      <text:p text:style-name="Preformatted_20_Text"><text:s text:c="2"/>"description": "User or Token validated",</text:p>
      <text:p text:style-name="Preformatted_20_Text"><text:s text:c="2"/>"result": "OK",</text:p>
      <text:p text:style-name="Preformatted_20_Text"><text:s text:c="2"/>"tokenId": "0000000003",</text:p>
      <text:p text:style-name="Preformatted_20_Text"><text:s text:c="2"/>"userName": "Rudi",</text:p>
      <text:p text:style-name="Preformatted_20_Text"><text:s text:c="2"/>"userId": 8</text:p>
      <text:p text:style-name="Preformatted_20_Text">}</text:p>
      <text:p text:style-name="P34"/>
      <text:p text:style-name="P65">Logout</text:p>
      <text:p text:style-name="P30"><text:span text:style-name="T15">Meldet den Benutzer ab und macht das Token ungültig</text:span>.</text:p>
      <text:p text:style-name="P48">Path</text:p>
      <text:p text:style-name="P58">/logout</text:p>
      <text:p text:style-name="P58"/>
      <text:p text:style-name="P44">Request</text:p>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80">Key</text:p>
          </table:table-cell>
          <table:table-cell table:style-name="Tabelle7.A1" office:value-type="string">
            <text:p text:style-name="P80">Value</text:p>
          </table:table-cell>
          <table:table-cell table:style-name="Tabelle7.C1" office:value-type="string">
            <text:p text:style-name="P80">Erläuterung</text:p>
          </table:table-cell>
        </table:table-row>
        <text:soft-page-break/>
        <table:table-row>
          <table:table-cell table:style-name="Tabelle7.A3" office:value-type="string">
            <text:p text:style-name="P72">userName</text:p>
          </table:table-cell>
          <table:table-cell table:style-name="Tabelle7.B2" office:value-type="string">
            <text:p text:style-name="P72">Benutzername</text:p>
          </table:table-cell>
          <table:table-cell table:style-name="Tabelle7.C2" office:value-type="string">
            <text:p text:style-name="P72">z.B. minimaster</text:p>
          </table:table-cell>
        </table:table-row>
        <table:table-row>
          <table:table-cell table:style-name="Tabelle7.A3" office:value-type="string">
            <text:p text:style-name="P106">tokenId</text:p>
          </table:table-cell>
          <table:table-cell table:style-name="Tabelle7.B3" office:value-type="string">
            <text:p text:style-name="P106">Token</text:p>
          </table:table-cell>
          <table:table-cell table:style-name="Tabelle7.C3" office:value-type="string">
            <text:p text:style-name="P106"/>
          </table:table-cell>
        </table:table-row>
      </table:table>
      <text:p text:style-name="P24"/>
      <text:p text:style-name="P38">Beispiel <text:span text:style-name="T10">Request</text:span></text:p>
      <text:p text:style-name="P119">{</text:p>
      <text:p text:style-name="P119"><text:s text:c="2"/>"userName": "Rudi",</text:p>
      <text:p text:style-name="P119"><text:s text:c="2"/>"<text:span text:style-name="T15">token</text:span>": "<text:span text:style-name="T15">0000000003</text:span>"</text:p>
      <text:p text:style-name="P119">}</text:p>
      <text:p text:style-name="P38"/>
      <text:p text:style-name="P38"><text:span text:style-name="T3">Response</text:span></text:p>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80">Key</text:p>
          </table:table-cell>
          <table:table-cell table:style-name="Tabelle8.A1" office:value-type="string">
            <text:p text:style-name="P80">Value</text:p>
          </table:table-cell>
          <table:table-cell table:style-name="Tabelle8.C1" office:value-type="string">
            <text:p text:style-name="P80">Erläuterung</text:p>
          </table:table-cell>
        </table:table-row>
        <table:table-row>
          <table:table-cell table:style-name="Tabelle8.A7" office:value-type="string">
            <text:p text:style-name="P99">returnCode</text:p>
          </table:table-cell>
          <table:table-cell table:style-name="Tabelle8.B2" office:value-type="string">
            <text:p text:style-name="P87">&lt;0 … 9999&gt;</text:p>
          </table:table-cell>
          <table:table-cell table:style-name="Tabelle8.C2" office:value-type="string">
            <text:p text:style-name="P87">Numerischer Wert</text:p>
          </table:table-cell>
        </table:table-row>
        <table:table-row>
          <table:table-cell table:style-name="Tabelle8.A7" office:value-type="string">
            <text:p text:style-name="P87"><text:span text:style-name="T9">d</text:span>escription</text:p>
          </table:table-cell>
          <table:table-cell table:style-name="Tabelle8.B7" office:value-type="string">
            <text:p text:style-name="P93">Ausführliche Info</text:p>
          </table:table-cell>
          <table:table-cell table:style-name="Tabelle8.C7" office:value-type="string">
            <text:p text:style-name="P87">Status des Aufrufs (Erfolg/Nichterfolg)</text:p>
          </table:table-cell>
        </table:table-row>
        <table:table-row>
          <table:table-cell table:style-name="Tabelle8.A7" office:value-type="string">
            <text:p text:style-name="P93">result</text:p>
          </table:table-cell>
          <table:table-cell table:style-name="Tabelle8.B7" office:value-type="string">
            <text:p text:style-name="P93">Kurzinfo</text:p>
          </table:table-cell>
          <table:table-cell table:style-name="Tabelle8.C7" office:value-type="string">
            <text:p text:style-name="P93">Status des Aufrufs</text:p>
          </table:table-cell>
        </table:table-row>
        <table:table-row>
          <table:table-cell table:style-name="Tabelle8.A7" office:value-type="string">
            <text:p text:style-name="P93">tokenId</text:p>
          </table:table-cell>
          <table:table-cell table:style-name="Tabelle8.B7" office:value-type="string">
            <text:p text:style-name="P93">Token</text:p>
          </table:table-cell>
          <table:table-cell table:style-name="Tabelle8.C7" office:value-type="string">
            <text:p text:style-name="P93"><text:span text:style-name="T15">Bisher verwendetes </text:span>Token</text:p>
          </table:table-cell>
        </table:table-row>
        <table:table-row>
          <table:table-cell table:style-name="Tabelle8.A7" office:value-type="string">
            <text:p text:style-name="P93">userName</text:p>
          </table:table-cell>
          <table:table-cell table:style-name="Tabelle8.B7" office:value-type="string">
            <text:p text:style-name="P93">Benutzername</text:p>
          </table:table-cell>
          <table:table-cell table:style-name="Tabelle8.C7" office:value-type="string">
            <text:p text:style-name="P93">Kontrollmöglichkeit</text:p>
          </table:table-cell>
        </table:table-row>
        <table:table-row>
          <table:table-cell table:style-name="Tabelle8.A7" office:value-type="string">
            <text:p text:style-name="P93">userId</text:p>
          </table:table-cell>
          <table:table-cell table:style-name="Tabelle8.B7" office:value-type="string">
            <text:p text:style-name="P93">ID des Nutzers in Persistenz</text:p>
          </table:table-cell>
          <table:table-cell table:style-name="Tabelle8.C7" office:value-type="string">
            <text:p text:style-name="P93">Kontrollmöglichkeit</text:p>
          </table:table-cell>
        </table:table-row>
      </table:table>
      <text:p text:style-name="P38"/>
      <text:p text:style-name="P38">Beispiel <text:span text:style-name="T10">Response</text:span></text:p>
      <text:p text:style-name="P119">{</text:p>
      <text:p text:style-name="P119"><text:s text:c="2"/>"returnCode": 0,</text:p>
      <text:p text:style-name="P119"><text:s text:c="2"/>"description": "<text:span text:style-name="T16">Rudi</text:span>",</text:p>
      <text:p text:style-name="P119"><text:s text:c="2"/>"result": "<text:span text:style-name="T16">Logout successfull</text:span>",</text:p>
      <text:p text:style-name="P120"><text:s text:c="2"/>"tokenId": "0000000003"</text:p>
      <text:p text:style-name="P119">}</text:p>
      <text:p text:style-name="P38"/>
      <text:p text:style-name="P64">PING</text:p>
      <text:p text:style-name="P29"><text:span text:style-name="T11">Liefert Informationen über das Gateway und die Microservices</text:span>. <text:span text:style-name="T11">Listet dazu alle Services und ihren aktuellen Status auf.</text:span></text:p>
      <text:p text:style-name="P29"/>
      <text:p text:style-name="P48">Path</text:p>
      <text:p text:style-name="P58">/ping</text:p>
      <text:p text:style-name="P58"/>
      <text:p text:style-name="P43"/>
      <text:p text:style-name="P62">Request</text:p>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78">Key</text:p>
          </table:table-cell>
          <table:table-cell table:style-name="Tabelle4.A1" office:value-type="string">
            <text:p text:style-name="P78">Value</text:p>
          </table:table-cell>
          <table:table-cell table:style-name="Tabelle4.C1" office:value-type="string">
            <text:p text:style-name="P78">Erläuterung</text:p>
          </table:table-cell>
        </table:table-row>
      </table:table>
      <text:p text:style-name="P23"/>
      <text:p text:style-name="P37">Beispiel <text:span text:style-name="T10">Request</text:span></text:p>
      <text:p text:style-name="P118">{ }</text:p>
      <text:p text:style-name="P37"/>
      <text:p text:style-name="P37"><text:span text:style-name="T3">Response</text:span></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78">Key</text:p>
          </table:table-cell>
          <table:table-cell table:style-name="Tabelle5.A1" office:value-type="string">
            <text:p text:style-name="P78">Value</text:p>
          </table:table-cell>
          <table:table-cell table:style-name="Tabelle5.C1" office:value-type="string">
            <text:p text:style-name="P78">Erläuterung</text:p>
          </table:table-cell>
        </table:table-row>
        <table:table-row>
          <table:table-cell table:style-name="Tabelle5.A4" office:value-type="string">
            <text:p text:style-name="P85">returnCode</text:p>
          </table:table-cell>
          <table:table-cell table:style-name="Tabelle5.B2" office:value-type="string">
            <text:p text:style-name="P85">&lt;0 … 9999&gt;</text:p>
          </table:table-cell>
          <table:table-cell table:style-name="Tabelle5.C2" office:value-type="string">
            <text:p text:style-name="P85">Numerischer Wert</text:p>
          </table:table-cell>
        </table:table-row>
        <table:table-row>
          <table:table-cell table:style-name="Tabelle5.A4" office:value-type="string">
            <text:p text:style-name="P85"><text:span text:style-name="T9">d</text:span>escription</text:p>
          </table:table-cell>
          <table:table-cell table:style-name="Tabelle5.B4" office:value-type="string">
            <text:p text:style-name="P92">Ausführliche Info</text:p>
          </table:table-cell>
          <table:table-cell table:style-name="Tabelle5.C4" office:value-type="string">
            <text:p text:style-name="P85">Status des <text:span text:style-name="T11">Systems</text:span></text:p>
          </table:table-cell>
        </table:table-row>
        <table:table-row>
          <table:table-cell table:style-name="Tabelle5.A4" office:value-type="string">
            <text:p text:style-name="P97">message</text:p>
          </table:table-cell>
          <table:table-cell table:style-name="Tabelle5.B4" office:value-type="string">
            <text:p text:style-name="P92">Kurzinfo</text:p>
          </table:table-cell>
          <table:table-cell table:style-name="Tabelle5.C4" office:value-type="string">
            <text:p text:style-name="P92">Status des <text:span text:style-name="T11">Systems (OK, WARNING, ERROR)</text:span></text:p>
          </table:table-cell>
        </table:table-row>
        <table:table-row>
          <table:table-cell table:style-name="Tabelle5.A5" office:value-type="string">
            <text:p text:style-name="P97">serviceInfos</text:p>
          </table:table-cell>
          <table:table-cell table:style-name="Tabelle5.B5" office:value-type="string">
            <text:p text:style-name="P97">Array</text:p>
          </table:table-cell>
          <table:table-cell table:style-name="Tabelle5.C5" office:value-type="string">
            <text:p text:style-name="P97">Liste mit Zuständen der Services (s.u.)</text:p>
          </table:table-cell>
        </table:table-row>
      </table:table>
      <text:p text:style-name="P37"/>
      <text:p text:style-name="P53">Liste mit Service-Informationen</text:p>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79">Key</text:p>
          </table:table-cell>
          <table:table-cell table:style-name="Tabelle6.A1" office:value-type="string">
            <text:p text:style-name="P79">Value</text:p>
          </table:table-cell>
          <table:table-cell table:style-name="Tabelle6.C1" office:value-type="string">
            <text:p text:style-name="P79">Erläuterung</text:p>
          </table:table-cell>
        </table:table-row>
        <table:table-row>
          <table:table-cell table:style-name="Tabelle6.A4" office:value-type="string">
            <text:p text:style-name="P103">service</text:p>
          </table:table-cell>
          <table:table-cell table:style-name="Tabelle6.B2" office:value-type="string">
            <text:p text:style-name="P103">Name des Microservice</text:p>
          </table:table-cell>
          <table:table-cell table:style-name="Tabelle6.C2" office:value-type="string">
            <text:p text:style-name="P86"/>
          </table:table-cell>
        </table:table-row>
        <table:table-row>
          <table:table-cell table:style-name="Tabelle6.A4" office:value-type="string">
            <text:p text:style-name="P103">uptime</text:p>
          </table:table-cell>
          <table:table-cell table:style-name="Tabelle6.B4" office:value-type="string">
            <text:p text:style-name="P103">Laufzeit des Dienstes</text:p>
          </table:table-cell>
          <table:table-cell table:style-name="Tabelle6.C4" office:value-type="string">
            <text:p text:style-name="P103">In Millisekunden</text:p>
          </table:table-cell>
        </table:table-row>
        <table:table-row>
          <table:table-cell table:style-name="Tabelle6.A4" office:value-type="string">
            <text:p text:style-name="P104">systime</text:p>
          </table:table-cell>
          <table:table-cell table:style-name="Tabelle6.B4" office:value-type="string">
            <text:p text:style-name="P104">Datum des Servers</text:p>
          </table:table-cell>
          <table:table-cell table:style-name="Tabelle6.C4" office:value-type="string">
            <text:p text:style-name="P104">… auf dem der Dienst läuft</text:p>
          </table:table-cell>
        </table:table-row>
        <table:table-row>
          <table:table-cell table:style-name="Tabelle6.A6" office:value-type="string">
            <text:p text:style-name="P105">hostName</text:p>
          </table:table-cell>
          <table:table-cell table:style-name="Tabelle6.B6" office:value-type="string">
            <text:p text:style-name="P105">Name des Servers</text:p>
          </table:table-cell>
          <table:table-cell table:style-name="Tabelle6.C6" office:value-type="string">
            <text:p text:style-name="P98">… <text:span text:style-name="T14">auf dem der Dienst läuft</text:span></text:p>
          </table:table-cell>
        </table:table-row>
        <table:table-row>
          <table:table-cell table:style-name="Tabelle6.A6" office:value-type="string">
            <text:p text:style-name="P103">hostAddress</text:p>
          </table:table-cell>
          <table:table-cell table:style-name="Tabelle6.B6" office:value-type="string">
            <text:p text:style-name="P104">Netzadresse des Servers</text:p>
          </table:table-cell>
          <table:table-cell table:style-name="Tabelle6.C6" office:value-type="string">
            <text:p text:style-name="P98">… <text:span text:style-name="T13">auf dem der Dienst läuft</text:span></text:p>
          </table:table-cell>
        </table:table-row>
        <table:table-row>
          <table:table-cell table:style-name="Tabelle6.A7" office:value-type="string">
            <text:p text:style-name="P105">status</text:p>
          </table:table-cell>
          <table:table-cell table:style-name="Tabelle6.B7" office:value-type="string">
            <text:p text:style-name="P105">Zustand des Dienstes</text:p>
          </table:table-cell>
          <table:table-cell table:style-name="Tabelle6.C7" office:value-type="string">
            <text:p text:style-name="P98"/>
          </table:table-cell>
        </table:table-row>
      </table:table>
      <text:p text:style-name="P5"/>
      <text:p text:style-name="P6">Es können zusätzliche Daten veräußert werden, die allerdings im Kontext mit dem Ping nicht relevant sind.</text:p>
      <text:p text:style-name="P4"/>
      <text:p text:style-name="P37">Beispiel <text:span text:style-name="T10">Response</text:span></text:p>
      <text:p text:style-name="P118">{</text:p>
      <text:p text:style-name="P118"><text:s text:c="2"/>"message": "WARNING",</text:p>
      <text:p text:style-name="P118"><text:s text:c="2"/>"description": "Not all <text:span text:style-name="T12">required</text:span> Microservices are reachable",</text:p>
      <text:p text:style-name="P118"><text:s text:c="2"/>"returnCode": 111,</text:p>
      <text:p text:style-name="P118"><text:s text:c="2"/>"serviceInfos": [</text:p>
      <text:p text:style-name="P118"><text:s text:c="4"/>{</text:p>
      <text:p text:style-name="P118"><text:s text:c="6"/>"hostName": "localhost-live.fritz.box",</text:p>
      <text:p text:style-name="P118"><text:s text:c="6"/>"service": "ServiceProvider",</text:p>
      <text:p text:style-name="P118"><text:s text:c="6"/>"systime": "Fri Jul 26 16:57:02 CEST 2019",</text:p>
      <text:p text:style-name="P118"><text:s text:c="6"/>"hostAddress": "2001:4dd6:d5d:0:79ed:b936:828f:7355",</text:p>
      <text:p text:style-name="P118"><text:s text:c="6"/>"status": "OK",</text:p>
      <text:p text:style-name="P118"><text:s text:c="6"/>"uptime": "18307ms"</text:p>
      <text:p text:style-name="P118"><text:s text:c="4"/>},</text:p>
      <text:p text:style-name="P118"><text:s text:c="4"/>{</text:p>
      <text:p text:style-name="P118"><text:soft-page-break/><text:s text:c="6"/>"hostName": "localhost-live.fritz.box",</text:p>
      <text:p text:style-name="P118"><text:s text:c="6"/>"service": "UserRepository",</text:p>
      <text:p text:style-name="P118"><text:s text:c="6"/>"systime": "Fri Jul 26 16:57:02 CEST 2019",</text:p>
      <text:p text:style-name="P118"><text:s text:c="6"/>"hostAddress": "2001:4dd6:d5d:0:79ed:b936:828f:7355",</text:p>
      <text:p text:style-name="P118"><text:s text:c="6"/>"status": "OK",</text:p>
      <text:p text:style-name="P118"><text:s text:c="6"/>"uptime": "13457ms",</text:p>
      <text:p text:style-name="P118"><text:s text:c="6"/>"tokenId": null</text:p>
      <text:p text:style-name="P118"><text:s text:c="4"/>},</text:p>
      <text:p text:style-name="P118"><text:s text:c="4"/>{</text:p>
      <text:p text:style-name="P118"><text:s text:c="6"/>"service": "AuthenticationService",</text:p>
      <text:p text:style-name="P118"><text:s text:c="6"/>"status": "NO RESPONSE"</text:p>
      <text:p text:style-name="P118"><text:s text:c="4"/>}</text:p>
      <text:p text:style-name="P118"><text:s text:c="2"/>]</text:p>
      <text:p text:style-name="P118">}</text:p>
      <text:p text:style-name="P37"/>
      <text:p text:style-name="P66"/>
      <text:p text:style-name="P68">CreateUser</text:p>
      <text:p text:style-name="P31"><text:span text:style-name="T17">Dient dem Anlegen eines Users</text:span>.</text:p>
      <text:p text:style-name="P31"/>
      <text:p text:style-name="P48">Path</text:p>
      <text:p text:style-name="P55">/<text:span text:style-name="T17">user/create</text:span></text:p>
      <text:p text:style-name="P55"/>
      <text:p text:style-name="P45">Request</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81">Key</text:p>
          </table:table-cell>
          <table:table-cell table:style-name="Tabelle9.A1" office:value-type="string">
            <text:p text:style-name="P81">Value</text:p>
          </table:table-cell>
          <table:table-cell table:style-name="Tabelle9.C1" office:value-type="string">
            <text:p text:style-name="P81">Erläuterung</text:p>
          </table:table-cell>
        </table:table-row>
        <table:table-row>
          <table:table-cell table:style-name="Tabelle9.A5" office:value-type="string">
            <text:p text:style-name="P73">userName</text:p>
          </table:table-cell>
          <table:table-cell table:style-name="Tabelle9.B2" office:value-type="string">
            <text:p text:style-name="P73">Benutzername</text:p>
          </table:table-cell>
          <table:table-cell table:style-name="Tabelle9.C2" office:value-type="string">
            <text:p text:style-name="P73">z.B. minimaster</text:p>
          </table:table-cell>
        </table:table-row>
        <table:table-row>
          <table:table-cell table:style-name="Tabelle9.A5" office:value-type="string">
            <text:p text:style-name="P73">password</text:p>
          </table:table-cell>
          <table:table-cell table:style-name="Tabelle9.B5" office:value-type="string">
            <text:p text:style-name="P73">Passwort</text:p>
          </table:table-cell>
          <table:table-cell table:style-name="Tabelle9.C5" office:value-type="string">
            <text:p text:style-name="P73">Muss vom Client verschlüsselt werden</text:p>
          </table:table-cell>
        </table:table-row>
        <table:table-row>
          <table:table-cell table:style-name="Tabelle9.A5" office:value-type="string">
            <text:p text:style-name="P107">givenName</text:p>
          </table:table-cell>
          <table:table-cell table:style-name="Tabelle9.B5" office:value-type="string">
            <text:p text:style-name="P107">Vorname</text:p>
          </table:table-cell>
          <table:table-cell table:style-name="Tabelle9.C5" office:value-type="string">
            <text:p text:style-name="P73"/>
          </table:table-cell>
        </table:table-row>
        <table:table-row>
          <table:table-cell table:style-name="Tabelle9.A5" office:value-type="string">
            <text:p text:style-name="P107">lastName</text:p>
          </table:table-cell>
          <table:table-cell table:style-name="Tabelle9.B5" office:value-type="string">
            <text:p text:style-name="P107">Nachname</text:p>
          </table:table-cell>
          <table:table-cell table:style-name="Tabelle9.C5" office:value-type="string">
            <text:p text:style-name="P73"/>
          </table:table-cell>
        </table:table-row>
      </table:table>
      <text:p text:style-name="P25"/>
      <text:p text:style-name="P39">Beispiel <text:span text:style-name="T10">Request</text:span></text:p>
      <text:p text:style-name="P125">{</text:p>
      <text:p text:style-name="P125"><text:s text:c="2"/>"user": {</text:p>
      <text:p text:style-name="P125"><text:s text:c="4"/>"userName": "<text:span text:style-name="T18">superuser</text:span>",</text:p>
      <text:p text:style-name="P125"><text:s text:c="4"/>"password": "!<text:span text:style-name="T18">Super1Password2</text:span>",</text:p>
      <text:p text:style-name="P125"><text:s text:c="4"/>"givenName": "<text:span text:style-name="T18">Gucci</text:span>",</text:p>
      <text:p text:style-name="P125"><text:s text:c="4"/>"lastName": "<text:span text:style-name="T18">Guccio</text:span>"</text:p>
      <text:p text:style-name="P125"><text:s text:c="2"/>}</text:p>
      <text:p text:style-name="P125">}</text:p>
      <text:p text:style-name="P39"/>
      <text:p text:style-name="P39"><text:span text:style-name="T3">Response</text:span></text:p>
      <table:table table:name="Tabelle10" table:style-name="Tabelle10">
        <table:table-column table:style-name="Tabelle10.A"/>
        <table:table-column table:style-name="Tabelle10.B"/>
        <table:table-column table:style-name="Tabelle10.C"/>
        <table:table-row table:style-name="Tabelle10.1">
          <table:table-cell table:style-name="Tabelle10.A1" office:value-type="string">
            <text:p text:style-name="P81">Key</text:p>
          </table:table-cell>
          <table:table-cell table:style-name="Tabelle10.A1" office:value-type="string">
            <text:p text:style-name="P81">Value</text:p>
          </table:table-cell>
          <table:table-cell table:style-name="Tabelle10.C1" office:value-type="string">
            <text:p text:style-name="P81">Erläuterung</text:p>
          </table:table-cell>
        </table:table-row>
        <table:table-row>
          <table:table-cell table:style-name="Tabelle10.A9" office:value-type="string">
            <text:p text:style-name="P100">returnCode</text:p>
          </table:table-cell>
          <table:table-cell table:style-name="Tabelle10.B2" office:value-type="string">
            <text:p text:style-name="P88">&lt;0 … 9999&gt;</text:p>
          </table:table-cell>
          <table:table-cell table:style-name="Tabelle10.C2" office:value-type="string">
            <text:p text:style-name="P88">Numerischer Wert</text:p>
          </table:table-cell>
        </table:table-row>
        <table:table-row>
          <table:table-cell table:style-name="Tabelle10.A9" office:value-type="string">
            <text:p text:style-name="P88"><text:span text:style-name="T9">d</text:span>escription</text:p>
          </table:table-cell>
          <table:table-cell table:style-name="Tabelle10.B9" office:value-type="string">
            <text:p text:style-name="P94">Ausführliche Info</text:p>
          </table:table-cell>
          <table:table-cell table:style-name="Tabelle10.C9" office:value-type="string">
            <text:p text:style-name="P88">Status des Aufrufs (Erfolg/Nichterfolg)</text:p>
          </table:table-cell>
        </table:table-row>
        <table:table-row>
          <table:table-cell table:style-name="Tabelle10.A4" office:value-type="string">
            <text:p text:style-name="P94">result</text:p>
          </table:table-cell>
          <table:table-cell table:style-name="Tabelle10.B4" office:value-type="string">
            <text:p text:style-name="P94">Kurzinfo</text:p>
          </table:table-cell>
          <table:table-cell table:style-name="Tabelle10.C4" office:value-type="string">
            <text:p text:style-name="P94">Status des Aufrufs</text:p>
          </table:table-cell>
        </table:table-row>
        <table:table-row>
          <table:table-cell table:style-name="Tabelle10.A9" office:value-type="string">
            <text:p text:style-name="P94">userName</text:p>
          </table:table-cell>
          <table:table-cell table:style-name="Tabelle10.B9" office:value-type="string">
            <text:p text:style-name="P94">Benutzername</text:p>
          </table:table-cell>
          <table:table-cell table:style-name="Tabelle10.C9" office:value-type="string">
            <text:p text:style-name="P94">Kontrollmöglichkeit</text:p>
          </table:table-cell>
        </table:table-row>
        <table:table-row>
          <table:table-cell table:style-name="Tabelle10.A9" office:value-type="string">
            <text:p text:style-name="P94">userId</text:p>
          </table:table-cell>
          <table:table-cell table:style-name="Tabelle10.B9" office:value-type="string">
            <text:p text:style-name="P94">ID des Nutzers in Persistenz</text:p>
          </table:table-cell>
          <table:table-cell table:style-name="Tabelle10.C9" office:value-type="string">
            <text:p text:style-name="P94">Kontrollmöglichkeit</text:p>
          </table:table-cell>
        </table:table-row>
        <table:table-row>
          <table:table-cell table:style-name="Tabelle10.A9" office:value-type="string">
            <text:p text:style-name="P108">givenName</text:p>
          </table:table-cell>
          <table:table-cell table:style-name="Tabelle10.B9" office:value-type="string">
            <text:p text:style-name="P108">Vorname</text:p>
          </table:table-cell>
          <table:table-cell table:style-name="Tabelle10.C9" office:value-type="string">
            <text:p text:style-name="P94"/>
          </table:table-cell>
        </table:table-row>
        <table:table-row>
          <table:table-cell table:style-name="Tabelle10.A9" office:value-type="string">
            <text:p text:style-name="P108">lastName</text:p>
          </table:table-cell>
          <table:table-cell table:style-name="Tabelle10.B9" office:value-type="string">
            <text:p text:style-name="P108">Nachname</text:p>
          </table:table-cell>
          <table:table-cell table:style-name="Tabelle10.C9" office:value-type="string">
            <text:p text:style-name="P94"/>
          </table:table-cell>
        </table:table-row>
        <table:table-row>
          <table:table-cell table:style-name="Tabelle10.A9" office:value-type="string">
            <text:p text:style-name="P108">password</text:p>
          </table:table-cell>
          <table:table-cell table:style-name="Tabelle10.B9" office:value-type="string">
            <text:p text:style-name="P108">Gewähltes Passwort</text:p>
          </table:table-cell>
          <table:table-cell table:style-name="Tabelle10.C9" office:value-type="string">
            <text:p text:style-name="P108">Durch den Client zu verschlüsseln</text:p>
          </table:table-cell>
        </table:table-row>
      </table:table>
      <text:p text:style-name="P39"/>
      <text:p text:style-name="P39"/>
      <text:p text:style-name="P63">Beispiel <text:span text:style-name="T10">Response</text:span></text:p>
      <text:p text:style-name="P121"/>
      <text:p text:style-name="P122"><text:span text:style-name="T18">{</text:span></text:p>
      <text:p text:style-name="P122"><text:s text:c="2"/>"returnCode": 0,</text:p>
      <text:p text:style-name="P121"><text:s text:c="2"/>"description": "User created",</text:p>
      <text:p text:style-name="P121"><text:s text:c="2"/>"result": "OK",</text:p>
      <text:p text:style-name="P121"><text:s text:c="2"/>"user": {</text:p>
      <text:p text:style-name="P121"><text:s text:c="4"/>"userId": 1003,</text:p>
      <text:p text:style-name="P121"><text:s text:c="4"/>"userName": "supiusi",</text:p>
      <text:p text:style-name="P121"><text:s text:c="4"/>"givenName": "Dirk",</text:p>
      <text:p text:style-name="P121"><text:s text:c="4"/>"lastName": "Goldbach",</text:p>
      <text:p text:style-name="P121"><text:s text:c="4"/>"password": "test"</text:p>
      <text:p text:style-name="P121"><text:s text:c="2"/>}</text:p>
      <text:p text:style-name="P121">}</text:p>
      <text:p text:style-name="P121"/>
      <text:p text:style-name="P121"/>
      <text:p text:style-name="P67"><text:span text:style-name="T19">Update</text:span>User</text:p>
      <text:p text:style-name="P32"><text:span text:style-name="T17">Dient dem Ändern der User-Daten</text:span>.</text:p>
      <text:p text:style-name="P59">Zum Ändern werden die Anmeldedaten benötigt sowie der zu ändernde user. Die Daten können aktuell nur durch den user selbst geändert werden.</text:p>
      <text:p text:style-name="P32"/>
      <text:p text:style-name="P49">Path</text:p>
      <text:p text:style-name="P56">/<text:span text:style-name="T17">user/update</text:span></text:p>
      <text:p text:style-name="P56"/>
      <text:p text:style-name="P46">Request</text:p>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82">Key</text:p>
          </table:table-cell>
          <table:table-cell table:style-name="Tabelle11.A1" office:value-type="string">
            <text:p text:style-name="P82">Value</text:p>
          </table:table-cell>
          <table:table-cell table:style-name="Tabelle11.C1" office:value-type="string">
            <text:p text:style-name="P82">Erläuterung</text:p>
          </table:table-cell>
        </table:table-row>
        <table:table-row>
          <table:table-cell table:style-name="Tabelle11.A6" office:value-type="string">
            <text:p text:style-name="P111">tokenId</text:p>
          </table:table-cell>
          <table:table-cell table:style-name="Tabelle11.B2" office:value-type="string">
            <text:p text:style-name="P111">Token</text:p>
          </table:table-cell>
          <table:table-cell table:style-name="Tabelle11.C2" office:value-type="string">
            <text:p text:style-name="P111">Erhalten bei Login</text:p>
          </table:table-cell>
        </table:table-row>
        <table:table-row>
          <table:table-cell table:style-name="Tabelle11.A6" office:value-type="string">
            <text:p text:style-name="P111">userName</text:p>
          </table:table-cell>
          <table:table-cell table:style-name="Tabelle11.B6" office:value-type="string">
            <text:p text:style-name="P111">Angemeldeter Benutzer</text:p>
          </table:table-cell>
          <table:table-cell table:style-name="Tabelle11.C6" office:value-type="string">
            <text:p text:style-name="P111">Wurde angemeldet</text:p>
          </table:table-cell>
        </table:table-row>
        <table:table-row>
          <table:table-cell table:style-name="Tabelle11.A6" office:value-type="string">
            <text:p text:style-name="P111">userStored</text:p>
          </table:table-cell>
          <table:table-cell table:style-name="Tabelle11.B6" office:value-type="string">
            <text:p text:style-name="P111">Persistenter Benutzer</text:p>
          </table:table-cell>
          <table:table-cell table:style-name="Tabelle11.C6" office:value-type="string">
            <text:p text:style-name="P111"/>
          </table:table-cell>
        </table:table-row>
        <table:table-row>
          <table:table-cell table:style-name="Tabelle11.A6" office:value-type="string">
            <text:p text:style-name="P111">userStored.userName</text:p>
          </table:table-cell>
          <table:table-cell table:style-name="Tabelle11.B6" office:value-type="string">
            <text:p text:style-name="P111">Persistierter Benutzername</text:p>
          </table:table-cell>
          <table:table-cell table:style-name="Tabelle11.C6" office:value-type="string">
            <text:p text:style-name="P111">Der zu ändernde Benutzer</text:p>
          </table:table-cell>
        </table:table-row>
        <table:table-row>
          <table:table-cell table:style-name="Tabelle11.A6" office:value-type="string">
            <text:p text:style-name="P111">userUpdate</text:p>
          </table:table-cell>
          <table:table-cell table:style-name="Tabelle11.B6" office:value-type="string">
            <text:p text:style-name="P111">Die neuen Daten</text:p>
          </table:table-cell>
          <table:table-cell table:style-name="Tabelle11.C6" office:value-type="string">
            <text:p text:style-name="P74"/>
          </table:table-cell>
        </table:table-row>
        <table:table-row>
          <table:table-cell table:style-name="Tabelle11.A10" office:value-type="string">
            <text:p text:style-name="P111">userUpdate.userName</text:p>
          </table:table-cell>
          <table:table-cell table:style-name="Tabelle11.B10" office:value-type="string">
            <text:p text:style-name="P111">Der neue userName</text:p>
          </table:table-cell>
          <table:table-cell table:style-name="Tabelle11.C10" office:value-type="string">
            <text:p text:style-name="P74"/>
          </table:table-cell>
        </table:table-row>
        <table:table-row>
          <table:table-cell table:style-name="Tabelle11.A10" office:value-type="string">
            <text:p text:style-name="P111">userUpdate.password</text:p>
          </table:table-cell>
          <table:table-cell table:style-name="Tabelle11.B10" office:value-type="string">
            <text:p text:style-name="P111">Das neue Passwort</text:p>
          </table:table-cell>
          <table:table-cell table:style-name="Tabelle11.C10" office:value-type="string">
            <text:p text:style-name="P74"/>
          </table:table-cell>
        </table:table-row>
        <table:table-row>
          <table:table-cell table:style-name="Tabelle11.A10" office:value-type="string">
            <text:p text:style-name="P111">userUpdate.givenName</text:p>
          </table:table-cell>
          <table:table-cell table:style-name="Tabelle11.B10" office:value-type="string">
            <text:p text:style-name="P111">Der neue Vorname</text:p>
          </table:table-cell>
          <table:table-cell table:style-name="Tabelle11.C10" office:value-type="string">
            <text:p text:style-name="P74"/>
          </table:table-cell>
        </table:table-row>
        <table:table-row>
          <table:table-cell table:style-name="Tabelle11.A10" office:value-type="string">
            <text:p text:style-name="P111">userUpdate.lastName</text:p>
          </table:table-cell>
          <table:table-cell table:style-name="Tabelle11.B10" office:value-type="string">
            <text:p text:style-name="P111">Der neue Nachname</text:p>
          </table:table-cell>
          <table:table-cell table:style-name="Tabelle11.C10" office:value-type="string">
            <text:p text:style-name="P74"/>
          </table:table-cell>
        </table:table-row>
      </table:table>
      <text:p text:style-name="P26"/>
      <text:p text:style-name="P40">Beispiel <text:span text:style-name="T10">Request</text:span></text:p>
      <text:p text:style-name="P126">{</text:p>
      <text:p text:style-name="P126"><text:s text:c="2"/>"tokenId": "0000000003",</text:p>
      <text:p text:style-name="P126"><text:s text:c="2"/>"userName": "<text:span text:style-name="T20">supiusi</text:span>",</text:p>
      <text:p text:style-name="P126"><text:soft-page-break/><text:s text:c="2"/>"userStored": {</text:p>
      <text:p text:style-name="P126"><text:s text:c="4"/>"userName": "<text:span text:style-name="T20">supiusi</text:span>"</text:p>
      <text:p text:style-name="P126"><text:s text:c="2"/>},</text:p>
      <text:p text:style-name="P126"><text:s text:c="2"/>"userUpdate": {</text:p>
      <text:p text:style-name="P126"><text:s text:c="4"/>"userName": "<text:span text:style-name="T20">superuser</text:span>",</text:p>
      <text:p text:style-name="P126"><text:s text:c="4"/>"password": "test",</text:p>
      <text:p text:style-name="P126"><text:s text:c="4"/>"givenName": "<text:span text:style-name="T20">Dirk</text:span>",</text:p>
      <text:p text:style-name="P126"><text:s text:c="4"/>"lastName": "<text:span text:style-name="T20">Goldbach</text:span>"</text:p>
      <text:p text:style-name="P126"><text:s text:c="2"/>}</text:p>
      <text:p text:style-name="P126">}</text:p>
      <text:p text:style-name="P40"/>
      <text:p text:style-name="P40"><text:span text:style-name="T3">Response</text:spa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82">Key</text:p>
          </table:table-cell>
          <table:table-cell table:style-name="Tabelle12.A1" office:value-type="string">
            <text:p text:style-name="P82">Value</text:p>
          </table:table-cell>
          <table:table-cell table:style-name="Tabelle12.C1" office:value-type="string">
            <text:p text:style-name="P82">Erläuterung</text:p>
          </table:table-cell>
        </table:table-row>
        <table:table-row>
          <table:table-cell table:style-name="Tabelle12.A7" office:value-type="string">
            <text:p text:style-name="P101">returnCode</text:p>
          </table:table-cell>
          <table:table-cell table:style-name="Tabelle12.B2" office:value-type="string">
            <text:p text:style-name="P89">&lt;0 … 9999&gt;</text:p>
          </table:table-cell>
          <table:table-cell table:style-name="Tabelle12.C2" office:value-type="string">
            <text:p text:style-name="P89">Numerischer Wert</text:p>
          </table:table-cell>
        </table:table-row>
        <table:table-row>
          <table:table-cell table:style-name="Tabelle12.A7" office:value-type="string">
            <text:p text:style-name="P89"><text:span text:style-name="T9">d</text:span>escription</text:p>
          </table:table-cell>
          <table:table-cell table:style-name="Tabelle12.B7" office:value-type="string">
            <text:p text:style-name="P95">Ausführliche Info</text:p>
          </table:table-cell>
          <table:table-cell table:style-name="Tabelle12.C7" office:value-type="string">
            <text:p text:style-name="P89">Status des Aufrufs (Erfolg/Nichterfolg)</text:p>
          </table:table-cell>
        </table:table-row>
        <table:table-row>
          <table:table-cell table:style-name="Tabelle12.A4" office:value-type="string">
            <text:p text:style-name="P95">result</text:p>
          </table:table-cell>
          <table:table-cell table:style-name="Tabelle12.B4" office:value-type="string">
            <text:p text:style-name="P95">Kurzinfo</text:p>
          </table:table-cell>
          <table:table-cell table:style-name="Tabelle12.C4" office:value-type="string">
            <text:p text:style-name="P95">Status des Aufrufs</text:p>
          </table:table-cell>
        </table:table-row>
        <table:table-row>
          <table:table-cell table:style-name="Tabelle12.A7" office:value-type="string">
            <text:p text:style-name="P95">user</text:p>
          </table:table-cell>
          <table:table-cell table:style-name="Tabelle12.B7" office:value-type="string">
            <text:p text:style-name="P111">Die neuen persistenten Daten</text:p>
          </table:table-cell>
          <table:table-cell table:style-name="Tabelle12.C7" office:value-type="string">
            <text:p text:style-name="P95"/>
          </table:table-cell>
        </table:table-row>
        <table:table-row>
          <table:table-cell table:style-name="Tabelle12.A7" office:value-type="string">
            <text:p text:style-name="P95">user.<text:span text:style-name="T20">userName</text:span></text:p>
          </table:table-cell>
          <table:table-cell table:style-name="Tabelle12.B7" office:value-type="string">
            <text:p text:style-name="P113">Benutzername</text:p>
          </table:table-cell>
          <table:table-cell table:style-name="Tabelle12.C7" office:value-type="string">
            <text:p text:style-name="P95"/>
          </table:table-cell>
        </table:table-row>
        <table:table-row>
          <table:table-cell table:style-name="Tabelle12.A7" office:value-type="string">
            <text:p text:style-name="P113">user.givenName</text:p>
          </table:table-cell>
          <table:table-cell table:style-name="Tabelle12.B7" office:value-type="string">
            <text:p text:style-name="P109">Vorname</text:p>
          </table:table-cell>
          <table:table-cell table:style-name="Tabelle12.C7" office:value-type="string">
            <text:p text:style-name="P95"/>
          </table:table-cell>
        </table:table-row>
        <table:table-row>
          <table:table-cell table:style-name="Tabelle12.A8" office:value-type="string">
            <text:p text:style-name="P109"><text:span text:style-name="T21">user.</text:span>lastName</text:p>
          </table:table-cell>
          <table:table-cell table:style-name="Tabelle12.B8" office:value-type="string">
            <text:p text:style-name="P109">Nachname</text:p>
          </table:table-cell>
          <table:table-cell table:style-name="Tabelle12.C8" office:value-type="string">
            <text:p text:style-name="P95"/>
          </table:table-cell>
        </table:table-row>
      </table:table>
      <text:p text:style-name="P40"/>
      <text:p text:style-name="P40">Beispiel <text:span text:style-name="T10">Response</text:span></text:p>
      <text:p text:style-name="P123"/>
      <text:p text:style-name="P123">{</text:p>
      <text:p text:style-name="P123"><text:s text:c="2"/>"returnCode": 0,</text:p>
      <text:p text:style-name="P123"><text:s text:c="2"/>"description": "User updated",</text:p>
      <text:p text:style-name="P123"><text:s text:c="2"/>"result": "OK",</text:p>
      <text:p text:style-name="P123"><text:s text:c="2"/>"user": {</text:p>
      <text:p text:style-name="P123"><text:s text:c="4"/>"userName": "<text:span text:style-name="T21">superuser</text:span>",</text:p>
      <text:p text:style-name="P123"><text:s text:c="4"/>"givenName": "<text:span text:style-name="T21">Dirk</text:span>",</text:p>
      <text:p text:style-name="P123"><text:s text:c="4"/>"lastName": "<text:span text:style-name="T21">Goldbach</text:span>"</text:p>
      <text:p text:style-name="P123"><text:s text:c="2"/>}</text:p>
      <text:p text:style-name="P123">}</text:p>
      <text:p text:style-name="P123"/>
      <text:p text:style-name="P123"/>
      <text:p text:style-name="P69"><text:span text:style-name="T22">Drop</text:span>User</text:p>
      <text:p text:style-name="P33"><text:span text:style-name="T17">Dient dem Löschen des Users</text:span>.</text:p>
      <text:p text:style-name="P33"/>
      <text:p text:style-name="P50">Path</text:p>
      <text:p text:style-name="P57">/<text:span text:style-name="T17">user/drop</text:span></text:p>
      <text:p text:style-name="P57"/>
      <text:p text:style-name="P47">Reques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83">Key</text:p>
          </table:table-cell>
          <table:table-cell table:style-name="Tabelle13.A1" office:value-type="string">
            <text:p text:style-name="P83">Value</text:p>
          </table:table-cell>
          <table:table-cell table:style-name="Tabelle13.C1" office:value-type="string">
            <text:p text:style-name="P83">Erläuterung</text:p>
          </table:table-cell>
        </table:table-row>
        <table:table-row>
          <table:table-cell table:style-name="Tabelle13.A4" office:value-type="string">
            <text:p text:style-name="P112">tokenId</text:p>
          </table:table-cell>
          <table:table-cell table:style-name="Tabelle13.B2" office:value-type="string">
            <text:p text:style-name="P112">Token</text:p>
          </table:table-cell>
          <table:table-cell table:style-name="Tabelle13.C2" office:value-type="string">
            <text:p text:style-name="P112">Erhalten bei Login</text:p>
          </table:table-cell>
        </table:table-row>
        <table:table-row>
          <table:table-cell table:style-name="Tabelle13.A4" office:value-type="string">
            <text:p text:style-name="P112">userName</text:p>
          </table:table-cell>
          <table:table-cell table:style-name="Tabelle13.B4" office:value-type="string">
            <text:p text:style-name="P112">Angemeldeter Benutzer</text:p>
          </table:table-cell>
          <table:table-cell table:style-name="Tabelle13.C4" office:value-type="string">
            <text:p text:style-name="P112">Wurde angemeldet</text:p>
          </table:table-cell>
        </table:table-row>
        <table:table-row>
          <table:table-cell table:style-name="Tabelle13.A4" office:value-type="string">
            <text:p text:style-name="P112">user</text:p>
          </table:table-cell>
          <table:table-cell table:style-name="Tabelle13.B4" office:value-type="string">
            <text:p text:style-name="P112">Persistenter Benutzer</text:p>
          </table:table-cell>
          <table:table-cell table:style-name="Tabelle13.C4" office:value-type="string">
            <text:p text:style-name="P115">Der zu löschende Benutzer</text:p>
          </table:table-cell>
        </table:table-row>
        <table:table-row>
          <table:table-cell table:style-name="Tabelle13.A5" office:value-type="string">
            <text:p text:style-name="P112">user.userName</text:p>
          </table:table-cell>
          <table:table-cell table:style-name="Tabelle13.B5" office:value-type="string">
            <text:p text:style-name="P112">Persistierter Benutzername</text:p>
          </table:table-cell>
          <table:table-cell table:style-name="Tabelle13.C5" office:value-type="string">
            <text:p text:style-name="P112"/>
          </table:table-cell>
        </table:table-row>
      </table:table>
      <text:p text:style-name="P27"/>
      <text:p text:style-name="P41">Beispiel <text:span text:style-name="T10">Request</text:span></text:p>
      <text:p text:style-name="P127">{</text:p>
      <text:p text:style-name="P127"><text:s text:c="2"/>"tokenId": "0000000003",</text:p>
      <text:p text:style-name="P127"><text:s text:c="2"/>"userName": "Rudi",</text:p>
      <text:p text:style-name="P127"><text:s text:c="2"/>"user": {</text:p>
      <text:p text:style-name="P128"><text:s text:c="4"/>"userName": "Rudi"</text:p>
      <text:p text:style-name="P128"><text:s text:c="2"/>}</text:p>
      <text:p text:style-name="P127">}</text:p>
      <text:p text:style-name="P41"/>
      <text:p text:style-name="P41"><text:span text:style-name="T3">Response</text:span></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83">Key</text:p>
          </table:table-cell>
          <table:table-cell table:style-name="Tabelle14.A1" office:value-type="string">
            <text:p text:style-name="P83">Value</text:p>
          </table:table-cell>
          <table:table-cell table:style-name="Tabelle14.C1" office:value-type="string">
            <text:p text:style-name="P83">Erläuterung</text:p>
          </table:table-cell>
        </table:table-row>
        <table:table-row>
          <table:table-cell table:style-name="Tabelle14.A3" office:value-type="string">
            <text:p text:style-name="P102">returnCode</text:p>
          </table:table-cell>
          <table:table-cell table:style-name="Tabelle14.B2" office:value-type="string">
            <text:p text:style-name="P90">&lt;0 … 9999&gt;</text:p>
          </table:table-cell>
          <table:table-cell table:style-name="Tabelle14.C2" office:value-type="string">
            <text:p text:style-name="P90">Numerischer Wert</text:p>
          </table:table-cell>
        </table:table-row>
        <table:table-row>
          <table:table-cell table:style-name="Tabelle14.A3" office:value-type="string">
            <text:p text:style-name="P90"><text:span text:style-name="T9">d</text:span>escription</text:p>
          </table:table-cell>
          <table:table-cell table:style-name="Tabelle14.B3" office:value-type="string">
            <text:p text:style-name="P96">Ausführliche Info</text:p>
          </table:table-cell>
          <table:table-cell table:style-name="Tabelle14.C3" office:value-type="string">
            <text:p text:style-name="P90">Status des Aufrufs (Erfolg/Nichterfolg)</text:p>
          </table:table-cell>
        </table:table-row>
        <table:table-row>
          <table:table-cell table:style-name="Tabelle14.A4" office:value-type="string">
            <text:p text:style-name="P96">result</text:p>
          </table:table-cell>
          <table:table-cell table:style-name="Tabelle14.B4" office:value-type="string">
            <text:p text:style-name="P96">Kurzinfo</text:p>
          </table:table-cell>
          <table:table-cell table:style-name="Tabelle14.C4" office:value-type="string">
            <text:p text:style-name="P96">Status des Aufrufs</text:p>
          </table:table-cell>
        </table:table-row>
      </table:table>
      <text:p text:style-name="P41"/>
      <text:p text:style-name="P41">Beispiel <text:span text:style-name="T10">Response</text:span></text:p>
      <text:p text:style-name="P124"/>
      <text:p text:style-name="P124">{</text:p>
      <text:p text:style-name="P124"><text:s text:c="2"/>"returnCode": 0,</text:p>
      <text:p text:style-name="P124"><text:s text:c="2"/>"description": "User dropped",</text:p>
      <text:p text:style-name="P124"><text:s text:c="2"/>"result": "OK",</text:p>
      <text:p text:style-name="P124"><text:s text:c="2"/>"tokenId": "0000000003"</text:p>
      <text:p text:style-name="P1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Source Han Sans CN1" svg:font-family="'Source Han Sans C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8.5cm" style:rel-column-width="32767*"/>
    </style:style>
    <style:style style:name="Tabelle1.1" style:family="table-row">
      <style:table-row-properties fo:background-color="transparent">
        <style:background-image/>
      </style:table-row-properties>
    </style:style>
    <style:style style:name="Tabelle1.A1" style:family="table-cell">
      <style:table-cell-properties fo:background-color="transparent" fo:padding="0.097cm" fo:border="none">
        <style:background-image/>
      </style:table-cell-properties>
    </style:style>
    <style:style style:name="MP1" style:family="paragraph" style:parent-style-name="Header">
      <style:text-properties fo:font-size="10pt" officeooo:rsid="001a745a" officeooo:paragraph-rsid="001a745a" style:font-size-asian="10pt" style:font-size-complex="10pt"/>
    </style:style>
    <style:style style:name="MP2" style:family="paragraph" style:parent-style-name="Table_20_Contents">
      <style:paragraph-properties fo:text-align="end" style:justify-single-word="false"/>
      <style:text-properties fo:font-size="10pt" officeooo:rsid="001a745a" officeooo:paragraph-rsid="001a745a" style:font-size-asian="10pt" style:font-size-complex="10pt"/>
    </style:style>
    <style:style style:name="MP3" style:family="paragraph" style:parent-style-name="Header">
      <style:text-properties officeooo:rsid="001a745a" officeooo:paragraph-rsid="001a745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1" table:style-name="Tabelle1">
          <table:table-column table:style-name="Tabelle1.A" table:number-columns-repeated="2"/>
          <table:table-row table:style-name="Tabelle1.1">
            <table:table-cell table:style-name="Tabelle1.A1" office:value-type="string">
              <text:p text:style-name="MP1">DAM 2.0</text:p>
            </table:table-cell>
            <table:table-cell table:style-name="Tabelle1.A1" office:value-type="string">
              <text:p text:style-name="MP2">Microservices</text:p>
            </table:table-cell>
          </table:table-row>
        </table:table>
        <text:p text:style-name="MP3"/>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5:05:09.633452796</meta:creation-date>
    <dc:date>2019-07-26T22:37:27.284898331</dc:date>
    <meta:editing-duration>PT5H50M40S</meta:editing-duration>
    <meta:editing-cycles>32</meta:editing-cycles>
    <meta:generator>LibreOffice/6.2.4.2.0$Linux_X86_64 LibreOffice_project/20$Build-2</meta:generator>
    <meta:document-statistic meta:table-count="14" meta:image-count="0" meta:object-count="0" meta:page-count="13" meta:paragraph-count="414" meta:word-count="1223" meta:character-count="9432" meta:non-whitespace-character-count="8352"/>
  </office:meta>
</office:document-meta>
</file>